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0319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1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4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/45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/ 45</text:p>
          </table:table-cell>
          <table:table-cell office:value-type="string" calcext:value-type="string">
            <text:p>train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/user1/aso/training_set.lp</text:p>
          </table:table-cell>
          <table:table-cell office:value-type="float" office:value="103.059" calcext:value-type="float">
            <text:p>103.059</text:p>
          </table:table-cell>
          <table:table-cell office:value-type="float" office:value="0" calcext:value-type="float">
            <text:p>0</text:p>
          </table:table-cell>
          <table:table-cell table:formula="of:=MIN([.$B3])" office:value-type="float" office:value="103.059" calcext:value-type="float">
            <text:p>103.059</text:p>
          </table:table-cell>
          <table:table-cell table:formula="of:=MIN([.$C3])" office:value-type="float" office:value="0" calcext:value-type="float">
            <text:p>0</text:p>
          </table:table-cell>
          <table:table-cell table:formula="of:=MEDIAN([.$B3])" office:value-type="float" office:value="103.059" calcext:value-type="float">
            <text:p>103.059</text:p>
          </table:table-cell>
          <table:table-cell table:formula="of:=MEDIAN([.$C3])" office:value-type="float" office:value="0" calcext:value-type="float">
            <text:p>0</text:p>
          </table:table-cell>
          <table:table-cell table:formula="of:=MAX([.$B3])" office:value-type="float" office:value="103.059" calcext:value-type="float">
            <text:p>103.059</text:p>
          </table:table-cell>
          <table:table-cell table:formula="of:=MAX([.$C3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45-[.J3])/45" office:value-type="float" office:value="0.111111111111111" calcext:value-type="float">
            <text:p>0.111</text:p>
          </table:table-cell>
          <table:table-cell office:value-type="float" office:value="10" calcext:value-type="float">
            <text:p>10</text:p>
          </table:table-cell>
          <table:table-cell table:style-name="ce1" table:formula="of:=(45-[.L3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4])/45" office:value-type="float" office:value="0.222222222222222" calcext:value-type="float">
            <text:p>0.222</text:p>
          </table:table-cell>
          <table:table-cell office:value-type="float" office:value="7" calcext:value-type="float">
            <text:p>7</text:p>
          </table:table-cell>
          <table:table-cell table:style-name="ce1" table:formula="of:=(45-[.L4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5])/45" office:value-type="float" office:value="0.466666666666667" calcext:value-type="float">
            <text:p>0.467</text:p>
          </table:table-cell>
          <table:table-cell office:value-type="float" office:value="23" calcext:value-type="float">
            <text:p>23</text:p>
          </table:table-cell>
          <table:table-cell table:style-name="ce1" table:formula="of:=(45-[.L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00/aso/training_set.lp</text:p>
          </table:table-cell>
          <table:table-cell office:value-type="float" office:value="10.9287" calcext:value-type="float">
            <text:p>10.9287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10.9287" calcext:value-type="float">
            <text:p>10.9287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10.9287" calcext:value-type="float">
            <text:p>10.9287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10.9287" calcext:value-type="float">
            <text:p>10.9287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6])/45" office:value-type="float" office:value="0.577777777777778" calcext:value-type="float">
            <text:p>0.578</text:p>
          </table:table-cell>
          <table:table-cell office:value-type="float" office:value="2" calcext:value-type="float">
            <text:p>2</text:p>
          </table:table-cell>
          <table:table-cell table:style-name="ce1" table:formula="of:=(45-[.L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7])/45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style-name="ce1" table:formula="of:=(45-[.L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8])/45" office:value-type="float" office:value="0.466666666666667" calcext:value-type="float">
            <text:p>0.467</text:p>
          </table:table-cell>
          <table:table-cell office:value-type="float" office:value="17" calcext:value-type="float">
            <text:p>17</text:p>
          </table:table-cell>
          <table:table-cell table:style-name="ce1" table:formula="of:=(45-[.L8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01/aso/training_set.lp</text:p>
          </table:table-cell>
          <table:table-cell office:value-type="float" office:value="58.7767" calcext:value-type="float">
            <text:p>58.7767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58.7767" calcext:value-type="float">
            <text:p>58.7767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58.7767" calcext:value-type="float">
            <text:p>58.7767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58.7767" calcext:value-type="float">
            <text:p>58.7767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9])/45" office:value-type="float" office:value="0.577777777777778" calcext:value-type="float">
            <text:p>0.578</text:p>
          </table:table-cell>
          <table:table-cell office:value-type="float" office:value="8" calcext:value-type="float">
            <text:p>8</text:p>
          </table:table-cell>
          <table:table-cell table:style-name="ce1" table:formula="of:=(45-[.L9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0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0])/45" office:value-type="float" office:value="0.666666666666667" calcext:value-type="float">
            <text:p>0.667</text:p>
          </table:table-cell>
          <table:table-cell office:value-type="float" office:value="4" calcext:value-type="float">
            <text:p>4</text:p>
          </table:table-cell>
          <table:table-cell table:style-name="ce1" table:formula="of:=(45-[.L10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0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1])/45" office:value-type="float" office:value="0.511111111111111" calcext:value-type="float">
            <text:p>0.511</text:p>
          </table:table-cell>
          <table:table-cell office:value-type="float" office:value="12" calcext:value-type="float">
            <text:p>12</text:p>
          </table:table-cell>
          <table:table-cell table:style-name="ce1" table:formula="of:=(45-[.L11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02/aso/training_set.lp</text:p>
          </table:table-cell>
          <table:table-cell office:value-type="float" office:value="23.6535" calcext:value-type="float">
            <text:p>23.6535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23.6535" calcext:value-type="float">
            <text:p>23.6535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23.6535" calcext:value-type="float">
            <text:p>23.6535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23.6535" calcext:value-type="float">
            <text:p>23.6535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2])/45" office:value-type="float" office:value="0.466666666666667" calcext:value-type="float">
            <text:p>0.467</text:p>
          </table:table-cell>
          <table:table-cell office:value-type="float" office:value="12" calcext:value-type="float">
            <text:p>12</text:p>
          </table:table-cell>
          <table:table-cell table:style-name="ce1" table:formula="of:=(45-[.L12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0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3])/45" office:value-type="float" office:value="0.444444444444444" calcext:value-type="float">
            <text:p>0.444</text:p>
          </table:table-cell>
          <table:table-cell office:value-type="float" office:value="11" calcext:value-type="float">
            <text:p>11</text:p>
          </table:table-cell>
          <table:table-cell table:style-name="ce1" table:formula="of:=(45-[.L13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10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4])/45" office:value-type="float" office:value="0.488888888888889" calcext:value-type="float">
            <text:p>0.489</text:p>
          </table:table-cell>
          <table:table-cell office:value-type="float" office:value="23" calcext:value-type="float">
            <text:p>23</text:p>
          </table:table-cell>
          <table:table-cell table:style-name="ce1" table:formula="of:=(45-[.L14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03/aso/training_set.lp</text:p>
          </table:table-cell>
          <table:table-cell office:value-type="float" office:value="12.905" calcext:value-type="float">
            <text:p>12.905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12.905" calcext:value-type="float">
            <text:p>12.905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2.905" calcext:value-type="float">
            <text:p>12.905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2.905" calcext:value-type="float">
            <text:p>12.905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(45-[.J15])/45" office:value-type="float" office:value="0.644444444444444" calcext:value-type="float">
            <text:p>0.644</text:p>
          </table:table-cell>
          <table:table-cell office:value-type="float" office:value="2" calcext:value-type="float">
            <text:p>2</text:p>
          </table:table-cell>
          <table:table-cell table:style-name="ce1" table:formula="of:=(45-[.L15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45-[.J16])/45" office:value-type="float" office:value="0.733333333333333" calcext:value-type="float">
            <text:p>0.733</text:p>
          </table:table-cell>
          <table:table-cell office:value-type="float" office:value="2" calcext:value-type="float">
            <text:p>2</text:p>
          </table:table-cell>
          <table:table-cell table:style-name="ce1" table:formula="of:=(45-[.L1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7])/45" office:value-type="float" office:value="0.444444444444444" calcext:value-type="float">
            <text:p>0.444</text:p>
          </table:table-cell>
          <table:table-cell office:value-type="float" office:value="21" calcext:value-type="float">
            <text:p>21</text:p>
          </table:table-cell>
          <table:table-cell table:style-name="ce1" table:formula="of:=(45-[.L1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07/aso/training_set.lp</text:p>
          </table:table-cell>
          <table:table-cell office:value-type="float" office:value="13.8632" calcext:value-type="float">
            <text:p>13.8632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13.8632" calcext:value-type="float">
            <text:p>13.8632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13.8632" calcext:value-type="float">
            <text:p>13.8632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13.8632" calcext:value-type="float">
            <text:p>13.8632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45-[.J18])/45" office:value-type="float" office:value="0.777777777777778" calcext:value-type="float">
            <text:p>0.778</text:p>
          </table:table-cell>
          <table:table-cell office:value-type="float" office:value="4" calcext:value-type="float">
            <text:p>4</text:p>
          </table:table-cell>
          <table:table-cell table:style-name="ce1" table:formula="of:=(45-[.L18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0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19])/45" office:value-type="float" office:value="0.711111111111111" calcext:value-type="float">
            <text:p>0.711</text:p>
          </table:table-cell>
          <table:table-cell office:value-type="float" office:value="3" calcext:value-type="float">
            <text:p>3</text:p>
          </table:table-cell>
          <table:table-cell table:style-name="ce1" table:formula="of:=(45-[.L19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0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20])/45" office:value-type="float" office:value="0.555555555555556" calcext:value-type="float">
            <text:p>0.556</text:p>
          </table:table-cell>
          <table:table-cell office:value-type="float" office:value="21" calcext:value-type="float">
            <text:p>21</text:p>
          </table:table-cell>
          <table:table-cell table:style-name="ce1" table:formula="of:=(45-[.L20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1/aso/training_set.lp</text:p>
          </table:table-cell>
          <table:table-cell office:value-type="float" office:value="16.2784" calcext:value-type="float">
            <text:p>16.2784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16.2784" calcext:value-type="float">
            <text:p>16.2784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16.2784" calcext:value-type="float">
            <text:p>16.2784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16.2784" calcext:value-type="float">
            <text:p>16.2784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21])/45" office:value-type="float" office:value="0.511111111111111" calcext:value-type="float">
            <text:p>0.511</text:p>
          </table:table-cell>
          <table:table-cell office:value-type="float" office:value="6" calcext:value-type="float">
            <text:p>6</text:p>
          </table:table-cell>
          <table:table-cell table:style-name="ce1" table:formula="of:=(45-[.L21])/45" office:value-type="float" office:value="0.866666666666667" calcext:value-type="float">
            <text:p>0.867</text:p>
          </table:table-cell>
        </table:table-row>
        <table:table-row table:style-name="ro1">
          <table:table-cell office:value-type="string" calcext:value-type="string">
            <text:p>training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2])/45" office:value-type="float" office:value="0.6" calcext:value-type="float">
            <text:p>0.600</text:p>
          </table:table-cell>
          <table:table-cell office:value-type="float" office:value="4" calcext:value-type="float">
            <text:p>4</text:p>
          </table:table-cell>
          <table:table-cell table:style-name="ce1" table:formula="of:=(45-[.L22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23])/45" office:value-type="float" office:value="0.244444444444444" calcext:value-type="float">
            <text:p>0.244</text:p>
          </table:table-cell>
          <table:table-cell office:value-type="float" office:value="11" calcext:value-type="float">
            <text:p>11</text:p>
          </table:table-cell>
          <table:table-cell table:style-name="ce1" table:formula="of:=(45-[.L23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112/aso/training_set.lp</text:p>
          </table:table-cell>
          <table:table-cell office:value-type="float" office:value="39.3363" calcext:value-type="float">
            <text:p>39.3363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39.3363" calcext:value-type="float">
            <text:p>39.3363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39.3363" calcext:value-type="float">
            <text:p>39.3363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39.3363" calcext:value-type="float">
            <text:p>39.3363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24])/45" office:value-type="float" office:value="0.311111111111111" calcext:value-type="float">
            <text:p>0.311</text:p>
          </table:table-cell>
          <table:table-cell office:value-type="float" office:value="7" calcext:value-type="float">
            <text:p>7</text:p>
          </table:table-cell>
          <table:table-cell table:style-name="ce1" table:formula="of:=(45-[.L24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11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25])/45" office:value-type="float" office:value="0.311111111111111" calcext:value-type="float">
            <text:p>0.311</text:p>
          </table:table-cell>
          <table:table-cell office:value-type="float" office:value="3" calcext:value-type="float">
            <text:p>3</text:p>
          </table:table-cell>
          <table:table-cell table:style-name="ce1" table:formula="of:=(45-[.L25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6])/45" office:value-type="float" office:value="0.422222222222222" calcext:value-type="float">
            <text:p>0.422</text:p>
          </table:table-cell>
          <table:table-cell office:value-type="float" office:value="12" calcext:value-type="float">
            <text:p>12</text:p>
          </table:table-cell>
          <table:table-cell table:style-name="ce1" table:formula="of:=(45-[.L26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14/aso/training_set.lp</text:p>
          </table:table-cell>
          <table:table-cell office:value-type="float" office:value="10.4209" calcext:value-type="float">
            <text:p>10.4209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10.4209" calcext:value-type="float">
            <text:p>10.4209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10.4209" calcext:value-type="float">
            <text:p>10.4209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10.4209" calcext:value-type="float">
            <text:p>10.4209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27])/45" office:value-type="float" office:value="0.444444444444444" calcext:value-type="float">
            <text:p>0.444</text:p>
          </table:table-cell>
          <table:table-cell office:value-type="float" office:value="5" calcext:value-type="float">
            <text:p>5</text:p>
          </table:table-cell>
          <table:table-cell table:style-name="ce1" table:formula="of:=(45-[.L27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1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8])/45" office:value-type="float" office:value="0.577777777777778" calcext:value-type="float">
            <text:p>0.578</text:p>
          </table:table-cell>
          <table:table-cell office:value-type="float" office:value="5" calcext:value-type="float">
            <text:p>5</text:p>
          </table:table-cell>
          <table:table-cell table:style-name="ce1" table:formula="of:=(45-[.L28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1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(45-[.J29])/45" office:value-type="float" office:value="0" calcext:value-type="float">
            <text:p>0.000</text:p>
          </table:table-cell>
          <table:table-cell office:value-type="float" office:value="20" calcext:value-type="float">
            <text:p>20</text:p>
          </table:table-cell>
          <table:table-cell table:style-name="ce1" table:formula="of:=(45-[.L29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15/aso/training_set.lp</text:p>
          </table:table-cell>
          <table:table-cell office:value-type="float" office:value="9.08295" calcext:value-type="float">
            <text:p>9.08295</text:p>
          </table:table-cell>
          <table:table-cell office:value-type="float" office:value="0" calcext:value-type="float">
            <text:p>0</text:p>
          </table:table-cell>
          <table:table-cell table:formula="of:=MIN([.$B30])" office:value-type="float" office:value="9.08295" calcext:value-type="float">
            <text:p>9.08295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9.08295" calcext:value-type="float">
            <text:p>9.08295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9.08295" calcext:value-type="float">
            <text:p>9.08295</text:p>
          </table:table-cell>
          <table:table-cell table:formula="of:=MAX([.$C30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30])/45" office:value-type="float" office:value="0.244444444444444" calcext:value-type="float">
            <text:p>0.244</text:p>
          </table:table-cell>
          <table:table-cell office:value-type="float" office:value="1" calcext:value-type="float">
            <text:p>1</text:p>
          </table:table-cell>
          <table:table-cell table:style-name="ce1" table:formula="of:=(45-[.L3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31])/45" office:value-type="float" office:value="0.3555555555555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 table:style-name="ce1" table:formula="of:=(45-[.L31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32])/45" office:value-type="float" office:value="0.222222222222222" calcext:value-type="float">
            <text:p>0.222</text:p>
          </table:table-cell>
          <table:table-cell office:value-type="float" office:value="13" calcext:value-type="float">
            <text:p>13</text:p>
          </table:table-cell>
          <table:table-cell table:style-name="ce1" table:formula="of:=(45-[.L32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16/aso/training_set.lp</text:p>
          </table:table-cell>
          <table:table-cell office:value-type="float" office:value="23.4408" calcext:value-type="float">
            <text:p>23.4408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23.4408" calcext:value-type="float">
            <text:p>23.4408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23.4408" calcext:value-type="float">
            <text:p>23.4408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23.4408" calcext:value-type="float">
            <text:p>23.4408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33])/45" office:value-type="float" office:value="0.622222222222222" calcext:value-type="float">
            <text:p>0.622</text:p>
          </table:table-cell>
          <table:table-cell office:value-type="float" office:value="5" calcext:value-type="float">
            <text:p>5</text:p>
          </table:table-cell>
          <table:table-cell table:style-name="ce1" table:formula="of:=(45-[.L33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1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34])/45" office:value-type="float" office:value="0.6" calcext:value-type="float">
            <text:p>0.600</text:p>
          </table:table-cell>
          <table:table-cell office:value-type="float" office:value="4" calcext:value-type="float">
            <text:p>4</text:p>
          </table:table-cell>
          <table:table-cell table:style-name="ce1" table:formula="of:=(45-[.L34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1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5])/45" office:value-type="float" office:value="0.4" calcext:value-type="float">
            <text:p>0.400</text:p>
          </table:table-cell>
          <table:table-cell office:value-type="float" office:value="18" calcext:value-type="float">
            <text:p>18</text:p>
          </table:table-cell>
          <table:table-cell table:style-name="ce1" table:formula="of:=(45-[.L35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17/aso/training_set.lp</text:p>
          </table:table-cell>
          <table:table-cell office:value-type="float" office:value="9.93001" calcext:value-type="float">
            <text:p>9.93001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9.93001" calcext:value-type="float">
            <text:p>9.93001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9.93001" calcext:value-type="float">
            <text:p>9.93001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9.93001" calcext:value-type="float">
            <text:p>9.93001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45-[.J36])/45" office:value-type="float" office:value="0.155555555555556" calcext:value-type="float">
            <text:p>0.156</text:p>
          </table:table-cell>
          <table:table-cell office:value-type="float" office:value="3" calcext:value-type="float">
            <text:p>3</text:p>
          </table:table-cell>
          <table:table-cell table:style-name="ce1" table:formula="of:=(45-[.L36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(45-[.J37])/45" office:value-type="float" office:value="0.0888888888888889" calcext:value-type="float">
            <text:p>0.089</text:p>
          </table:table-cell>
          <table:table-cell office:value-type="float" office:value="3" calcext:value-type="float">
            <text:p>3</text:p>
          </table:table-cell>
          <table:table-cell table:style-name="ce1" table:formula="of:=(45-[.L37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(45-[.J38])/45" office:value-type="float" office:value="0.111111111111111" calcext:value-type="float">
            <text:p>0.111</text:p>
          </table:table-cell>
          <table:table-cell office:value-type="float" office:value="13" calcext:value-type="float">
            <text:p>13</text:p>
          </table:table-cell>
          <table:table-cell table:style-name="ce1" table:formula="of:=(45-[.L38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19/aso/training_set.lp</text:p>
          </table:table-cell>
          <table:table-cell office:value-type="float" office:value="32.7381" calcext:value-type="float">
            <text:p>32.7381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32.7381" calcext:value-type="float">
            <text:p>32.7381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32.7381" calcext:value-type="float">
            <text:p>32.7381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32.7381" calcext:value-type="float">
            <text:p>32.7381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39])/45" office:value-type="float" office:value="0.444444444444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style-name="ce1" table:formula="of:=(45-[.L39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40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style-name="ce1" table:formula="of:=(45-[.L4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41])/45" office:value-type="float" office:value="0.288888888888889" calcext:value-type="float">
            <text:p>0.289</text:p>
          </table:table-cell>
          <table:table-cell office:value-type="float" office:value="32" calcext:value-type="float">
            <text:p>32</text:p>
          </table:table-cell>
          <table:table-cell table:style-name="ce1" table:formula="of:=(45-[.L41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120/aso/training_set.lp</text:p>
          </table:table-cell>
          <table:table-cell office:value-type="float" office:value="57.882" calcext:value-type="float">
            <text:p>57.882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57.882" calcext:value-type="float">
            <text:p>57.882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57.882" calcext:value-type="float">
            <text:p>57.882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57.882" calcext:value-type="float">
            <text:p>57.882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42])/45" office:value-type="float" office:value="0.488888888888889" calcext:value-type="float">
            <text:p>0.489</text:p>
          </table:table-cell>
          <table:table-cell office:value-type="float" office:value="5" calcext:value-type="float">
            <text:p>5</text:p>
          </table:table-cell>
          <table:table-cell table:style-name="ce1" table:formula="of:=(45-[.L42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2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43])/45" office:value-type="float" office:value="0.6" calcext:value-type="float">
            <text:p>0.600</text:p>
          </table:table-cell>
          <table:table-cell office:value-type="float" office:value="1" calcext:value-type="float">
            <text:p>1</text:p>
          </table:table-cell>
          <table:table-cell table:style-name="ce1" table:formula="of:=(45-[.L4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2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(45-[.J44])/45" office:value-type="float" office:value="0.111111111111111" calcext:value-type="float">
            <text:p>0.111</text:p>
          </table:table-cell>
          <table:table-cell office:value-type="float" office:value="21" calcext:value-type="float">
            <text:p>21</text:p>
          </table:table-cell>
          <table:table-cell table:style-name="ce1" table:formula="of:=(45-[.L44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26/aso/training_set.lp</text:p>
          </table:table-cell>
          <table:table-cell office:value-type="float" office:value="27.2209" calcext:value-type="float">
            <text:p>27.2209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27.2209" calcext:value-type="float">
            <text:p>27.2209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27.2209" calcext:value-type="float">
            <text:p>27.2209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27.2209" calcext:value-type="float">
            <text:p>27.2209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45])/45" office:value-type="float" office:value="0.555555555555556" calcext:value-type="float">
            <text:p>0.556</text:p>
          </table:table-cell>
          <table:table-cell office:value-type="float" office:value="5" calcext:value-type="float">
            <text:p>5</text:p>
          </table:table-cell>
          <table:table-cell table:style-name="ce1" table:formula="of:=(45-[.L45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46])/45" office:value-type="float" office:value="0.444444444444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style-name="ce1" table:formula="of:=(45-[.L46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47])/45" office:value-type="float" office:value="0.444444444444444" calcext:value-type="float">
            <text:p>0.444</text:p>
          </table:table-cell>
          <table:table-cell office:value-type="float" office:value="15" calcext:value-type="float">
            <text:p>15</text:p>
          </table:table-cell>
          <table:table-cell table:style-name="ce1" table:formula="of:=(45-[.L47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36/aso/training_set.lp</text:p>
          </table:table-cell>
          <table:table-cell office:value-type="float" office:value="25.9253" calcext:value-type="float">
            <text:p>25.9253</text:p>
          </table:table-cell>
          <table:table-cell office:value-type="float" office:value="0" calcext:value-type="float">
            <text:p>0</text:p>
          </table:table-cell>
          <table:table-cell table:formula="of:=MIN([.$B48])" office:value-type="float" office:value="25.9253" calcext:value-type="float">
            <text:p>25.9253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25.9253" calcext:value-type="float">
            <text:p>25.9253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25.9253" calcext:value-type="float">
            <text:p>25.9253</text:p>
          </table:table-cell>
          <table:table-cell table:formula="of:=MAX([.$C4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48])/45" office:value-type="float" office:value="0.355555555555556" calcext:value-type="float">
            <text:p>0.356</text:p>
          </table:table-cell>
          <table:table-cell office:value-type="float" office:value="3" calcext:value-type="float">
            <text:p>3</text:p>
          </table:table-cell>
          <table:table-cell table:style-name="ce1" table:formula="of:=(45-[.L48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3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49])/45" office:value-type="float" office:value="0.311111111111111" calcext:value-type="float">
            <text:p>0.311</text:p>
          </table:table-cell>
          <table:table-cell office:value-type="float" office:value="1" calcext:value-type="float">
            <text:p>1</text:p>
          </table:table-cell>
          <table:table-cell table:style-name="ce1" table:formula="of:=(45-[.L4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3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50])/45" office:value-type="float" office:value="0.177777777777778" calcext:value-type="float">
            <text:p>0.178</text:p>
          </table:table-cell>
          <table:table-cell office:value-type="float" office:value="11" calcext:value-type="float">
            <text:p>11</text:p>
          </table:table-cell>
          <table:table-cell table:style-name="ce1" table:formula="of:=(45-[.L50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140/aso/training_set.lp</text:p>
          </table:table-cell>
          <table:table-cell office:value-type="float" office:value="9.98454" calcext:value-type="float">
            <text:p>9.98454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9.98454" calcext:value-type="float">
            <text:p>9.98454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9.98454" calcext:value-type="float">
            <text:p>9.98454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9.98454" calcext:value-type="float">
            <text:p>9.98454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51])/45" office:value-type="float" office:value="0.377777777777778" calcext:value-type="float">
            <text:p>0.378</text:p>
          </table:table-cell>
          <table:table-cell office:value-type="float" office:value="2" calcext:value-type="float">
            <text:p>2</text:p>
          </table:table-cell>
          <table:table-cell table:style-name="ce1" table:formula="of:=(45-[.L5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52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style-name="ce1" table:formula="of:=(45-[.L52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53])/45" office:value-type="float" office:value="0.311111111111111" calcext:value-type="float">
            <text:p>0.311</text:p>
          </table:table-cell>
          <table:table-cell office:value-type="float" office:value="9" calcext:value-type="float">
            <text:p>9</text:p>
          </table:table-cell>
          <table:table-cell table:style-name="ce1" table:formula="of:=(45-[.L53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143/aso/training_set.lp</text:p>
          </table:table-cell>
          <table:table-cell office:value-type="float" office:value="9.52941" calcext:value-type="float">
            <text:p>9.52941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9.52941" calcext:value-type="float">
            <text:p>9.52941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9.52941" calcext:value-type="float">
            <text:p>9.52941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9.52941" calcext:value-type="float">
            <text:p>9.52941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54])/45" office:value-type="float" office:value="0.577777777777778" calcext:value-type="float">
            <text:p>0.578</text:p>
          </table:table-cell>
          <table:table-cell office:value-type="float" office:value="1" calcext:value-type="float">
            <text:p>1</text:p>
          </table:table-cell>
          <table:table-cell table:style-name="ce1" table:formula="of:=(45-[.L54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55])/45" office:value-type="float" office:value="0.644444444444444" calcext:value-type="float">
            <text:p>0.644</text:p>
          </table:table-cell>
          <table:table-cell office:value-type="float" office:value="1" calcext:value-type="float">
            <text:p>1</text:p>
          </table:table-cell>
          <table:table-cell table:style-name="ce1" table:formula="of:=(45-[.L55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56])/45" office:value-type="float" office:value="0.355555555555556" calcext:value-type="float">
            <text:p>0.356</text:p>
          </table:table-cell>
          <table:table-cell office:value-type="float" office:value="16" calcext:value-type="float">
            <text:p>16</text:p>
          </table:table-cell>
          <table:table-cell table:style-name="ce1" table:formula="of:=(45-[.L56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45/aso/training_set.lp</text:p>
          </table:table-cell>
          <table:table-cell office:value-type="float" office:value="10.437" calcext:value-type="float">
            <text:p>10.437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10.437" calcext:value-type="float">
            <text:p>10.437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10.437" calcext:value-type="float">
            <text:p>10.437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10.437" calcext:value-type="float">
            <text:p>10.437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(45-[.J57])/45" office:value-type="float" office:value="0.177777777777778" calcext:value-type="float">
            <text:p>0.178</text:p>
          </table:table-cell>
          <table:table-cell office:value-type="float" office:value="4" calcext:value-type="float">
            <text:p>4</text:p>
          </table:table-cell>
          <table:table-cell table:style-name="ce1" table:formula="of:=(45-[.L57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58])/45" office:value-type="float" office:value="0.311111111111111" calcext:value-type="float">
            <text:p>0.311</text:p>
          </table:table-cell>
          <table:table-cell office:value-type="float" office:value="4" calcext:value-type="float">
            <text:p>4</text:p>
          </table:table-cell>
          <table:table-cell table:style-name="ce1" table:formula="of:=(45-[.L58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59])/45" office:value-type="float" office:value="0.244444444444444" calcext:value-type="float">
            <text:p>0.244</text:p>
          </table:table-cell>
          <table:table-cell office:value-type="float" office:value="13" calcext:value-type="float">
            <text:p>13</text:p>
          </table:table-cell>
          <table:table-cell table:style-name="ce1" table:formula="of:=(45-[.L59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49/aso/training_set.lp</text:p>
          </table:table-cell>
          <table:table-cell office:value-type="float" office:value="10.2402" calcext:value-type="float">
            <text:p>10.2402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10.2402" calcext:value-type="float">
            <text:p>10.2402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10.2402" calcext:value-type="float">
            <text:p>10.2402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10.2402" calcext:value-type="float">
            <text:p>10.2402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60])/45" office:value-type="float" office:value="0.333333333333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 table:style-name="ce1" table:formula="of:=(45-[.L60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61])/45" office:value-type="float" office:value="0.244444444444444" calcext:value-type="float">
            <text:p>0.244</text:p>
          </table:table-cell>
          <table:table-cell office:value-type="float" office:value="2" calcext:value-type="float">
            <text:p>2</text:p>
          </table:table-cell>
          <table:table-cell table:style-name="ce1" table:formula="of:=(45-[.L6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62])/45" office:value-type="float" office:value="0.311111111111111" calcext:value-type="float">
            <text:p>0.311</text:p>
          </table:table-cell>
          <table:table-cell office:value-type="float" office:value="8" calcext:value-type="float">
            <text:p>8</text:p>
          </table:table-cell>
          <table:table-cell table:style-name="ce1" table:formula="of:=(45-[.L62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1/aso/training_set.lp</text:p>
          </table:table-cell>
          <table:table-cell office:value-type="float" office:value="10.4038" calcext:value-type="float">
            <text:p>10.4038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10.4038" calcext:value-type="float">
            <text:p>10.4038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10.4038" calcext:value-type="float">
            <text:p>10.4038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10.4038" calcext:value-type="float">
            <text:p>10.4038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63])/45" office:value-type="float" office:value="0.377777777777778" calcext:value-type="float">
            <text:p>0.378</text:p>
          </table:table-cell>
          <table:table-cell office:value-type="float" office:value="6" calcext:value-type="float">
            <text:p>6</text:p>
          </table:table-cell>
          <table:table-cell table:style-name="ce1" table:formula="of:=(45-[.L63])/45" office:value-type="float" office:value="0.866666666666667" calcext:value-type="float">
            <text:p>0.867</text:p>
          </table:table-cell>
        </table:table-row>
        <table:table-row table:style-name="ro1">
          <table:table-cell office:value-type="string" calcext:value-type="string">
            <text:p>training/user1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64])/45" office:value-type="float" office:value="0.555555555555556" calcext:value-type="float">
            <text:p>0.556</text:p>
          </table:table-cell>
          <table:table-cell office:value-type="float" office:value="5" calcext:value-type="float">
            <text:p>5</text:p>
          </table:table-cell>
          <table:table-cell table:style-name="ce1" table:formula="of:=(45-[.L64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65])/45" office:value-type="float" office:value="0.311111111111111" calcext:value-type="float">
            <text:p>0.311</text:p>
          </table:table-cell>
          <table:table-cell office:value-type="float" office:value="13" calcext:value-type="float">
            <text:p>13</text:p>
          </table:table-cell>
          <table:table-cell table:style-name="ce1" table:formula="of:=(45-[.L65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52/aso/training_set.lp</text:p>
          </table:table-cell>
          <table:table-cell office:value-type="float" office:value="26.5766" calcext:value-type="float">
            <text:p>26.5766</text:p>
          </table:table-cell>
          <table:table-cell office:value-type="float" office:value="0" calcext:value-type="float">
            <text:p>0</text:p>
          </table:table-cell>
          <table:table-cell table:formula="of:=MIN([.$B66])" office:value-type="float" office:value="26.5766" calcext:value-type="float">
            <text:p>26.5766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26.5766" calcext:value-type="float">
            <text:p>26.5766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26.5766" calcext:value-type="float">
            <text:p>26.5766</text:p>
          </table:table-cell>
          <table:table-cell table:formula="of:=MAX([.$C66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66])/45" office:value-type="float" office:value="0.422222222222222" calcext:value-type="float">
            <text:p>0.422</text:p>
          </table:table-cell>
          <table:table-cell office:value-type="float" office:value="8" calcext:value-type="float">
            <text:p>8</text:p>
          </table:table-cell>
          <table:table-cell table:style-name="ce1" table:formula="of:=(45-[.L66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67])/45" office:value-type="float" office:value="0.422222222222222" calcext:value-type="float">
            <text:p>0.422</text:p>
          </table:table-cell>
          <table:table-cell office:value-type="float" office:value="8" calcext:value-type="float">
            <text:p>8</text:p>
          </table:table-cell>
          <table:table-cell table:style-name="ce1" table:formula="of:=(45-[.L67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68])/45" office:value-type="float" office:value="0.4" calcext:value-type="float">
            <text:p>0.400</text:p>
          </table:table-cell>
          <table:table-cell office:value-type="float" office:value="20" calcext:value-type="float">
            <text:p>20</text:p>
          </table:table-cell>
          <table:table-cell table:style-name="ce1" table:formula="of:=(45-[.L68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53/aso/training_set.lp</text:p>
          </table:table-cell>
          <table:table-cell office:value-type="float" office:value="19.6131" calcext:value-type="float">
            <text:p>19.6131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19.6131" calcext:value-type="float">
            <text:p>19.6131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19.6131" calcext:value-type="float">
            <text:p>19.6131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19.6131" calcext:value-type="float">
            <text:p>19.6131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45-[.J69])/45" office:value-type="float" office:value="0.733333333333333" calcext:value-type="float">
            <text:p>0.733</text:p>
          </table:table-cell>
          <table:table-cell office:value-type="float" office:value="3" calcext:value-type="float">
            <text:p>3</text:p>
          </table:table-cell>
          <table:table-cell table:style-name="ce1" table:formula="of:=(45-[.L69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45-[.J70])/45" office:value-type="float" office:value="0.8666666666666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table:style-name="ce1" table:formula="of:=(45-[.L7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71])/45" office:value-type="float" office:value="0.311111111111111" calcext:value-type="float">
            <text:p>0.311</text:p>
          </table:table-cell>
          <table:table-cell office:value-type="float" office:value="17" calcext:value-type="float">
            <text:p>17</text:p>
          </table:table-cell>
          <table:table-cell table:style-name="ce1" table:formula="of:=(45-[.L71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55/aso/training_set.lp</text:p>
          </table:table-cell>
          <table:table-cell office:value-type="float" office:value="19.7209" calcext:value-type="float">
            <text:p>19.7209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19.7209" calcext:value-type="float">
            <text:p>19.7209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19.7209" calcext:value-type="float">
            <text:p>19.7209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19.7209" calcext:value-type="float">
            <text:p>19.7209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72])/45" office:value-type="float" office:value="0.4666666666666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style-name="ce1" table:formula="of:=(45-[.L72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73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style-name="ce1" table:formula="of:=(45-[.L7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74])/45" office:value-type="float" office:value="0.688888888888889" calcext:value-type="float">
            <text:p>0.689</text:p>
          </table:table-cell>
          <table:table-cell office:value-type="float" office:value="13" calcext:value-type="float">
            <text:p>13</text:p>
          </table:table-cell>
          <table:table-cell table:style-name="ce1" table:formula="of:=(45-[.L74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65/aso/training_set.lp</text:p>
          </table:table-cell>
          <table:table-cell office:value-type="float" office:value="59.1674" calcext:value-type="float">
            <text:p>59.1674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59.1674" calcext:value-type="float">
            <text:p>59.1674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59.1674" calcext:value-type="float">
            <text:p>59.1674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59.1674" calcext:value-type="float">
            <text:p>59.1674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75])/45" office:value-type="float" office:value="0.622222222222222" calcext:value-type="float">
            <text:p>0.622</text:p>
          </table:table-cell>
          <table:table-cell office:value-type="float" office:value="14" calcext:value-type="float">
            <text:p>14</text:p>
          </table:table-cell>
          <table:table-cell table:style-name="ce1" table:formula="of:=(45-[.L75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6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76])/45" office:value-type="float" office:value="0.4" calcext:value-type="float">
            <text:p>0.400</text:p>
          </table:table-cell>
          <table:table-cell office:value-type="float" office:value="11" calcext:value-type="float">
            <text:p>11</text:p>
          </table:table-cell>
          <table:table-cell table:style-name="ce1" table:formula="of:=(45-[.L76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16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77])/45" office:value-type="float" office:value="0.311111111111111" calcext:value-type="float">
            <text:p>0.311</text:p>
          </table:table-cell>
          <table:table-cell office:value-type="float" office:value="18" calcext:value-type="float">
            <text:p>18</text:p>
          </table:table-cell>
          <table:table-cell table:style-name="ce1" table:formula="of:=(45-[.L77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66/aso/training_set.lp</text:p>
          </table:table-cell>
          <table:table-cell office:value-type="float" office:value="10.5905" calcext:value-type="float">
            <text:p>10.5905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10.5905" calcext:value-type="float">
            <text:p>10.5905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10.5905" calcext:value-type="float">
            <text:p>10.5905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10.5905" calcext:value-type="float">
            <text:p>10.5905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78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style-name="ce1" table:formula="of:=(45-[.L78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6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79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style-name="ce1" table:formula="of:=(45-[.L79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6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80])/45" office:value-type="float" office:value="0.444444444444444" calcext:value-type="float">
            <text:p>0.444</text:p>
          </table:table-cell>
          <table:table-cell office:value-type="float" office:value="15" calcext:value-type="float">
            <text:p>15</text:p>
          </table:table-cell>
          <table:table-cell table:style-name="ce1" table:formula="of:=(45-[.L80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67/aso/training_set.lp</text:p>
          </table:table-cell>
          <table:table-cell office:value-type="float" office:value="18.9494" calcext:value-type="float">
            <text:p>18.9494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18.9494" calcext:value-type="float">
            <text:p>18.9494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8.9494" calcext:value-type="float">
            <text:p>18.9494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8.9494" calcext:value-type="float">
            <text:p>18.9494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81])/45" office:value-type="float" office:value="0.266666666666667" calcext:value-type="float">
            <text:p>0.267</text:p>
          </table:table-cell>
          <table:table-cell office:value-type="float" office:value="4" calcext:value-type="float">
            <text:p>4</text:p>
          </table:table-cell>
          <table:table-cell table:style-name="ce1" table:formula="of:=(45-[.L81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6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82])/45" office:value-type="float" office:value="0.4666666666666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style-name="ce1" table:formula="of:=(45-[.L82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6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83])/45" office:value-type="float" office:value="0.333333333333333" calcext:value-type="float">
            <text:p>0.333</text:p>
          </table:table-cell>
          <table:table-cell office:value-type="float" office:value="18" calcext:value-type="float">
            <text:p>18</text:p>
          </table:table-cell>
          <table:table-cell table:style-name="ce1" table:formula="of:=(45-[.L83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68/aso/training_set.lp</text:p>
          </table:table-cell>
          <table:table-cell office:value-type="float" office:value="14.8579" calcext:value-type="float">
            <text:p>14.8579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14.8579" calcext:value-type="float">
            <text:p>14.8579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14.8579" calcext:value-type="float">
            <text:p>14.8579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14.8579" calcext:value-type="float">
            <text:p>14.8579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45-[.J84])/45" office:value-type="float" office:value="0.6" calcext:value-type="float">
            <text:p>0.600</text:p>
          </table:table-cell>
          <table:table-cell office:value-type="float" office:value="3" calcext:value-type="float">
            <text:p>3</text:p>
          </table:table-cell>
          <table:table-cell table:style-name="ce1" table:formula="of:=(45-[.L84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6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85])/45" office:value-type="float" office:value="0.466666666666667" calcext:value-type="float">
            <text:p>0.467</text:p>
          </table:table-cell>
          <table:table-cell office:value-type="float" office:value="3" calcext:value-type="float">
            <text:p>3</text:p>
          </table:table-cell>
          <table:table-cell table:style-name="ce1" table:formula="of:=(45-[.L85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6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86])/45" office:value-type="float" office:value="0.2" calcext:value-type="float">
            <text:p>0.200</text:p>
          </table:table-cell>
          <table:table-cell office:value-type="float" office:value="24" calcext:value-type="float">
            <text:p>24</text:p>
          </table:table-cell>
          <table:table-cell table:style-name="ce1" table:formula="of:=(45-[.L86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17/aso/training_set.lp</text:p>
          </table:table-cell>
          <table:table-cell office:value-type="float" office:value="12.7861" calcext:value-type="float">
            <text:p>12.7861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12.7861" calcext:value-type="float">
            <text:p>12.7861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12.7861" calcext:value-type="float">
            <text:p>12.7861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12.7861" calcext:value-type="float">
            <text:p>12.7861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87])/45" office:value-type="float" office:value="0.288888888888889" calcext:value-type="float">
            <text:p>0.289</text:p>
          </table:table-cell>
          <table:table-cell office:value-type="float" office:value="1" calcext:value-type="float">
            <text:p>1</text:p>
          </table:table-cell>
          <table:table-cell table:style-name="ce1" table:formula="of:=(45-[.L87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88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style-name="ce1" table:formula="of:=(45-[.L8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89])/45" office:value-type="float" office:value="0.355555555555556" calcext:value-type="float">
            <text:p>0.356</text:p>
          </table:table-cell>
          <table:table-cell office:value-type="float" office:value="19" calcext:value-type="float">
            <text:p>19</text:p>
          </table:table-cell>
          <table:table-cell table:style-name="ce1" table:formula="of:=(45-[.L89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75/aso/training_set.lp</text:p>
          </table:table-cell>
          <table:table-cell office:value-type="float" office:value="9.17973" calcext:value-type="float">
            <text:p>9.17973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9.17973" calcext:value-type="float">
            <text:p>9.17973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9.17973" calcext:value-type="float">
            <text:p>9.17973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9.17973" calcext:value-type="float">
            <text:p>9.17973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90])/45" office:value-type="float" office:value="0.422222222222222" calcext:value-type="float">
            <text:p>0.422</text:p>
          </table:table-cell>
          <table:table-cell office:value-type="float" office:value="2" calcext:value-type="float">
            <text:p>2</text:p>
          </table:table-cell>
          <table:table-cell table:style-name="ce1" table:formula="of:=(45-[.L90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7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91])/45" office:value-type="float" office:value="0.466666666666667" calcext:value-type="float">
            <text:p>0.467</text:p>
          </table:table-cell>
          <table:table-cell office:value-type="float" office:value="2" calcext:value-type="float">
            <text:p>2</text:p>
          </table:table-cell>
          <table:table-cell table:style-name="ce1" table:formula="of:=(45-[.L9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7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92])/45" office:value-type="float" office:value="0.355555555555556" calcext:value-type="float">
            <text:p>0.356</text:p>
          </table:table-cell>
          <table:table-cell office:value-type="float" office:value="14" calcext:value-type="float">
            <text:p>14</text:p>
          </table:table-cell>
          <table:table-cell table:style-name="ce1" table:formula="of:=(45-[.L92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84/aso/training_set.lp</text:p>
          </table:table-cell>
          <table:table-cell office:value-type="float" office:value="49.8052" calcext:value-type="float">
            <text:p>49.8052</text:p>
          </table:table-cell>
          <table:table-cell office:value-type="float" office:value="0" calcext:value-type="float">
            <text:p>0</text:p>
          </table:table-cell>
          <table:table-cell table:formula="of:=MIN([.$B93])" office:value-type="float" office:value="49.8052" calcext:value-type="float">
            <text:p>49.8052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49.8052" calcext:value-type="float">
            <text:p>49.8052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49.8052" calcext:value-type="float">
            <text:p>49.8052</text:p>
          </table:table-cell>
          <table:table-cell table:formula="of:=MAX([.$C93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93])/45" office:value-type="float" office:value="0.511111111111111" calcext:value-type="float">
            <text:p>0.511</text:p>
          </table:table-cell>
          <table:table-cell office:value-type="float" office:value="4" calcext:value-type="float">
            <text:p>4</text:p>
          </table:table-cell>
          <table:table-cell table:style-name="ce1" table:formula="of:=(45-[.L93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8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94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style-name="ce1" table:formula="of:=(45-[.L9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8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95])/45" office:value-type="float" office:value="0.444444444444444" calcext:value-type="float">
            <text:p>0.444</text:p>
          </table:table-cell>
          <table:table-cell office:value-type="float" office:value="19" calcext:value-type="float">
            <text:p>19</text:p>
          </table:table-cell>
          <table:table-cell table:style-name="ce1" table:formula="of:=(45-[.L95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88/aso/training_set.lp</text:p>
          </table:table-cell>
          <table:table-cell office:value-type="float" office:value="12.1843" calcext:value-type="float">
            <text:p>12.1843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12.1843" calcext:value-type="float">
            <text:p>12.1843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12.1843" calcext:value-type="float">
            <text:p>12.1843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12.1843" calcext:value-type="float">
            <text:p>12.1843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96])/45" office:value-type="float" office:value="0.533333333333333" calcext:value-type="float">
            <text:p>0.533</text:p>
          </table:table-cell>
          <table:table-cell office:value-type="float" office:value="3" calcext:value-type="float">
            <text:p>3</text:p>
          </table:table-cell>
          <table:table-cell table:style-name="ce1" table:formula="of:=(45-[.L96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8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97])/45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style-name="ce1" table:formula="of:=(45-[.L9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8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98])/45" office:value-type="float" office:value="0.288888888888889" calcext:value-type="float">
            <text:p>0.289</text:p>
          </table:table-cell>
          <table:table-cell office:value-type="float" office:value="14" calcext:value-type="float">
            <text:p>14</text:p>
          </table:table-cell>
          <table:table-cell table:style-name="ce1" table:formula="of:=(45-[.L98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89/aso/training_set.lp</text:p>
          </table:table-cell>
          <table:table-cell office:value-type="float" office:value="12.9304" calcext:value-type="float">
            <text:p>12.9304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12.9304" calcext:value-type="float">
            <text:p>12.9304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12.9304" calcext:value-type="float">
            <text:p>12.9304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12.9304" calcext:value-type="float">
            <text:p>12.9304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99])/45" office:value-type="float" office:value="0.288888888888889" calcext:value-type="float">
            <text:p>0.289</text:p>
          </table:table-cell>
          <table:table-cell office:value-type="float" office:value="2" calcext:value-type="float">
            <text:p>2</text:p>
          </table:table-cell>
          <table:table-cell table:style-name="ce1" table:formula="of:=(45-[.L99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8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00])/45" office:value-type="float" office:value="0.53333333333333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style-name="ce1" table:formula="of:=(45-[.L10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8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01])/45" office:value-type="float" office:value="0.244444444444444" calcext:value-type="float">
            <text:p>0.244</text:p>
          </table:table-cell>
          <table:table-cell office:value-type="float" office:value="10" calcext:value-type="float">
            <text:p>10</text:p>
          </table:table-cell>
          <table:table-cell table:style-name="ce1" table:formula="of:=(45-[.L101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193/aso/training_set.lp</text:p>
          </table:table-cell>
          <table:table-cell office:value-type="float" office:value="8.68935" calcext:value-type="float">
            <text:p>8.68935</text:p>
          </table:table-cell>
          <table:table-cell office:value-type="float" office:value="0" calcext:value-type="float">
            <text:p>0</text:p>
          </table:table-cell>
          <table:table-cell table:formula="of:=MIN([.$B102])" office:value-type="float" office:value="8.68935" calcext:value-type="float">
            <text:p>8.68935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8.68935" calcext:value-type="float">
            <text:p>8.68935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8.68935" calcext:value-type="float">
            <text:p>8.68935</text:p>
          </table:table-cell>
          <table:table-cell table:formula="of:=MAX([.$C102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02])/45" office:value-type="float" office:value="0.444444444444444" calcext:value-type="float">
            <text:p>0.444</text:p>
          </table:table-cell>
          <table:table-cell office:value-type="float" office:value="4" calcext:value-type="float">
            <text:p>4</text:p>
          </table:table-cell>
          <table:table-cell table:style-name="ce1" table:formula="of:=(45-[.L102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9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03])/45" office:value-type="float" office:value="0.422222222222222" calcext:value-type="float">
            <text:p>0.422</text:p>
          </table:table-cell>
          <table:table-cell office:value-type="float" office:value="3" calcext:value-type="float">
            <text:p>3</text:p>
          </table:table-cell>
          <table:table-cell table:style-name="ce1" table:formula="of:=(45-[.L103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9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04])/45" office:value-type="float" office:value="0.311111111111111" calcext:value-type="float">
            <text:p>0.311</text:p>
          </table:table-cell>
          <table:table-cell office:value-type="float" office:value="13" calcext:value-type="float">
            <text:p>13</text:p>
          </table:table-cell>
          <table:table-cell table:style-name="ce1" table:formula="of:=(45-[.L104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96/aso/training_set.lp</text:p>
          </table:table-cell>
          <table:table-cell office:value-type="float" office:value="15.2806" calcext:value-type="float">
            <text:p>15.2806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15.2806" calcext:value-type="float">
            <text:p>15.2806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15.2806" calcext:value-type="float">
            <text:p>15.2806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15.2806" calcext:value-type="float">
            <text:p>15.2806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05])/45" office:value-type="float" office:value="0.466666666666667" calcext:value-type="float">
            <text:p>0.467</text:p>
          </table:table-cell>
          <table:table-cell office:value-type="float" office:value="3" calcext:value-type="float">
            <text:p>3</text:p>
          </table:table-cell>
          <table:table-cell table:style-name="ce1" table:formula="of:=(45-[.L105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9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06])/45" office:value-type="float" office:value="0.288888888888889" calcext:value-type="float">
            <text:p>0.289</text:p>
          </table:table-cell>
          <table:table-cell office:value-type="float" office:value="2" calcext:value-type="float">
            <text:p>2</text:p>
          </table:table-cell>
          <table:table-cell table:style-name="ce1" table:formula="of:=(45-[.L10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9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107])/45" office:value-type="float" office:value="0.177777777777778" calcext:value-type="float">
            <text:p>0.178</text:p>
          </table:table-cell>
          <table:table-cell office:value-type="float" office:value="20" calcext:value-type="float">
            <text:p>20</text:p>
          </table:table-cell>
          <table:table-cell table:style-name="ce1" table:formula="of:=(45-[.L107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2/aso/training_set.lp</text:p>
          </table:table-cell>
          <table:table-cell office:value-type="float" office:value="10.8327" calcext:value-type="float">
            <text:p>10.8327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10.8327" calcext:value-type="float">
            <text:p>10.8327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10.8327" calcext:value-type="float">
            <text:p>10.8327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10.8327" calcext:value-type="float">
            <text:p>10.8327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108])/45" office:value-type="float" office:value="0.2666666666666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 table:style-name="ce1" table:formula="of:=(45-[.L108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09])/45" office:value-type="float" office:value="0.2666666666666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 table:style-name="ce1" table:formula="of:=(45-[.L10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10])/45" office:value-type="float" office:value="0.333333333333333" calcext:value-type="float">
            <text:p>0.333</text:p>
          </table:table-cell>
          <table:table-cell office:value-type="float" office:value="10" calcext:value-type="float">
            <text:p>10</text:p>
          </table:table-cell>
          <table:table-cell table:style-name="ce1" table:formula="of:=(45-[.L110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29/aso/training_set.lp</text:p>
          </table:table-cell>
          <table:table-cell office:value-type="float" office:value="10.2277" calcext:value-type="float">
            <text:p>10.2277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10.2277" calcext:value-type="float">
            <text:p>10.2277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10.2277" calcext:value-type="float">
            <text:p>10.2277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10.2277" calcext:value-type="float">
            <text:p>10.2277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11])/45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style-name="ce1" table:formula="of:=(45-[.L11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2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12])/45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style-name="ce1" table:formula="of:=(45-[.L112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2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13])/45" office:value-type="float" office:value="0.244444444444444" calcext:value-type="float">
            <text:p>0.244</text:p>
          </table:table-cell>
          <table:table-cell office:value-type="float" office:value="19" calcext:value-type="float">
            <text:p>19</text:p>
          </table:table-cell>
          <table:table-cell table:style-name="ce1" table:formula="of:=(45-[.L113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34/aso/training_set.lp</text:p>
          </table:table-cell>
          <table:table-cell office:value-type="float" office:value="137.434" calcext:value-type="float">
            <text:p>137.434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137.434" calcext:value-type="float">
            <text:p>137.434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137.434" calcext:value-type="float">
            <text:p>137.434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137.434" calcext:value-type="float">
            <text:p>137.434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14])/45" office:value-type="float" office:value="0.355555555555556" calcext:value-type="float">
            <text:p>0.356</text:p>
          </table:table-cell>
          <table:table-cell office:value-type="float" office:value="8" calcext:value-type="float">
            <text:p>8</text:p>
          </table:table-cell>
          <table:table-cell table:style-name="ce1" table:formula="of:=(45-[.L114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3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15])/45" office:value-type="float" office:value="0.311111111111111" calcext:value-type="float">
            <text:p>0.311</text:p>
          </table:table-cell>
          <table:table-cell office:value-type="float" office:value="1" calcext:value-type="float">
            <text:p>1</text:p>
          </table:table-cell>
          <table:table-cell table:style-name="ce1" table:formula="of:=(45-[.L115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3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16])/45" office:value-type="float" office:value="0.288888888888889" calcext:value-type="float">
            <text:p>0.289</text:p>
          </table:table-cell>
          <table:table-cell office:value-type="float" office:value="12" calcext:value-type="float">
            <text:p>12</text:p>
          </table:table-cell>
          <table:table-cell table:style-name="ce1" table:formula="of:=(45-[.L116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37/aso/training_set.lp</text:p>
          </table:table-cell>
          <table:table-cell office:value-type="float" office:value="9.10489" calcext:value-type="float">
            <text:p>9.10489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9.10489" calcext:value-type="float">
            <text:p>9.10489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9.10489" calcext:value-type="float">
            <text:p>9.10489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9.10489" calcext:value-type="float">
            <text:p>9.10489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17])/45" office:value-type="float" office:value="0.377777777777778" calcext:value-type="float">
            <text:p>0.378</text:p>
          </table:table-cell>
          <table:table-cell office:value-type="float" office:value="8" calcext:value-type="float">
            <text:p>8</text:p>
          </table:table-cell>
          <table:table-cell table:style-name="ce1" table:formula="of:=(45-[.L117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3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18])/45" office:value-type="float" office:value="0.333333333333333" calcext:value-type="float">
            <text:p>0.333</text:p>
          </table:table-cell>
          <table:table-cell office:value-type="float" office:value="8" calcext:value-type="float">
            <text:p>8</text:p>
          </table:table-cell>
          <table:table-cell table:style-name="ce1" table:formula="of:=(45-[.L118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3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19])/45" office:value-type="float" office:value="0.333333333333333" calcext:value-type="float">
            <text:p>0.333</text:p>
          </table:table-cell>
          <table:table-cell office:value-type="float" office:value="13" calcext:value-type="float">
            <text:p>13</text:p>
          </table:table-cell>
          <table:table-cell table:style-name="ce1" table:formula="of:=(45-[.L119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4/aso/training_set.lp</text:p>
          </table:table-cell>
          <table:table-cell office:value-type="float" office:value="15.2608" calcext:value-type="float">
            <text:p>15.2608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15.2608" calcext:value-type="float">
            <text:p>15.2608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5.2608" calcext:value-type="float">
            <text:p>15.2608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5.2608" calcext:value-type="float">
            <text:p>15.2608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20])/45" office:value-type="float" office:value="0.4888888888888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style-name="ce1" table:formula="of:=(45-[.L12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21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style-name="ce1" table:formula="of:=(45-[.L12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22])/45" office:value-type="float" office:value="0.222222222222222" calcext:value-type="float">
            <text:p>0.222</text:p>
          </table:table-cell>
          <table:table-cell office:value-type="float" office:value="15" calcext:value-type="float">
            <text:p>15</text:p>
          </table:table-cell>
          <table:table-cell table:style-name="ce1" table:formula="of:=(45-[.L122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44/aso/training_set.lp</text:p>
          </table:table-cell>
          <table:table-cell office:value-type="float" office:value="13.6376" calcext:value-type="float">
            <text:p>13.6376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13.6376" calcext:value-type="float">
            <text:p>13.6376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13.6376" calcext:value-type="float">
            <text:p>13.6376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13.6376" calcext:value-type="float">
            <text:p>13.6376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23])/45" office:value-type="float" office:value="0.3555555555555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 table:style-name="ce1" table:formula="of:=(45-[.L12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24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style-name="ce1" table:formula="of:=(45-[.L12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25])/45" office:value-type="float" office:value="0.311111111111111" calcext:value-type="float">
            <text:p>0.311</text:p>
          </table:table-cell>
          <table:table-cell office:value-type="float" office:value="16" calcext:value-type="float">
            <text:p>16</text:p>
          </table:table-cell>
          <table:table-cell table:style-name="ce1" table:formula="of:=(45-[.L125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46/aso/training_set.lp</text:p>
          </table:table-cell>
          <table:table-cell office:value-type="float" office:value="13.8017" calcext:value-type="float">
            <text:p>13.8017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13.8017" calcext:value-type="float">
            <text:p>13.8017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13.8017" calcext:value-type="float">
            <text:p>13.8017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13.8017" calcext:value-type="float">
            <text:p>13.8017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126])/45" office:value-type="float" office:value="0.533333333333333" calcext:value-type="float">
            <text:p>0.533</text:p>
          </table:table-cell>
          <table:table-cell office:value-type="float" office:value="3" calcext:value-type="float">
            <text:p>3</text:p>
          </table:table-cell>
          <table:table-cell table:style-name="ce1" table:formula="of:=(45-[.L126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4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27])/45" office:value-type="float" office:value="0.6" calcext:value-type="float">
            <text:p>0.600</text:p>
          </table:table-cell>
          <table:table-cell office:value-type="float" office:value="1" calcext:value-type="float">
            <text:p>1</text:p>
          </table:table-cell>
          <table:table-cell table:style-name="ce1" table:formula="of:=(45-[.L127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4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28])/45" office:value-type="float" office:value="0.511111111111111" calcext:value-type="float">
            <text:p>0.511</text:p>
          </table:table-cell>
          <table:table-cell office:value-type="float" office:value="15" calcext:value-type="float">
            <text:p>15</text:p>
          </table:table-cell>
          <table:table-cell table:style-name="ce1" table:formula="of:=(45-[.L128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51/aso/training_set.lp</text:p>
          </table:table-cell>
          <table:table-cell office:value-type="float" office:value="14.8188" calcext:value-type="float">
            <text:p>14.8188</text:p>
          </table:table-cell>
          <table:table-cell office:value-type="float" office:value="0" calcext:value-type="float">
            <text:p>0</text:p>
          </table:table-cell>
          <table:table-cell table:formula="of:=MIN([.$B129])" office:value-type="float" office:value="14.8188" calcext:value-type="float">
            <text:p>14.8188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14.8188" calcext:value-type="float">
            <text:p>14.8188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14.8188" calcext:value-type="float">
            <text:p>14.8188</text:p>
          </table:table-cell>
          <table:table-cell table:formula="of:=MAX([.$C129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29])/45" office:value-type="float" office:value="0.4" calcext:value-type="float">
            <text:p>0.400</text:p>
          </table:table-cell>
          <table:table-cell office:value-type="float" office:value="3" calcext:value-type="float">
            <text:p>3</text:p>
          </table:table-cell>
          <table:table-cell table:style-name="ce1" table:formula="of:=(45-[.L129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30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style-name="ce1" table:formula="of:=(45-[.L13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31])/45" office:value-type="float" office:value="0.444444444444444" calcext:value-type="float">
            <text:p>0.444</text:p>
          </table:table-cell>
          <table:table-cell office:value-type="float" office:value="22" calcext:value-type="float">
            <text:p>22</text:p>
          </table:table-cell>
          <table:table-cell table:style-name="ce1" table:formula="of:=(45-[.L13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53/aso/training_set.lp</text:p>
          </table:table-cell>
          <table:table-cell office:value-type="float" office:value="79.3139" calcext:value-type="float">
            <text:p>79.3139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79.3139" calcext:value-type="float">
            <text:p>79.3139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79.3139" calcext:value-type="float">
            <text:p>79.3139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79.3139" calcext:value-type="float">
            <text:p>79.3139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32])/45" office:value-type="float" office:value="0.444444444444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style-name="ce1" table:formula="of:=(45-[.L132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33])/45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45-[.L13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34])/45" office:value-type="float" office:value="0.266666666666667" calcext:value-type="float">
            <text:p>0.267</text:p>
          </table:table-cell>
          <table:table-cell office:value-type="float" office:value="19" calcext:value-type="float">
            <text:p>19</text:p>
          </table:table-cell>
          <table:table-cell table:style-name="ce1" table:formula="of:=(45-[.L134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6/aso/training_set.lp</text:p>
          </table:table-cell>
          <table:table-cell office:value-type="float" office:value="10.2764" calcext:value-type="float">
            <text:p>10.2764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10.2764" calcext:value-type="float">
            <text:p>10.2764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10.2764" calcext:value-type="float">
            <text:p>10.2764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10.2764" calcext:value-type="float">
            <text:p>10.2764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35])/45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style-name="ce1" table:formula="of:=(45-[.L135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36])/45" office:value-type="float" office:value="0.53333333333333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style-name="ce1" table:formula="of:=(45-[.L136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37])/45" office:value-type="float" office:value="0.222222222222222" calcext:value-type="float">
            <text:p>0.222</text:p>
          </table:table-cell>
          <table:table-cell office:value-type="float" office:value="15" calcext:value-type="float">
            <text:p>15</text:p>
          </table:table-cell>
          <table:table-cell table:style-name="ce1" table:formula="of:=(45-[.L137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63/aso/training_set.lp</text:p>
          </table:table-cell>
          <table:table-cell office:value-type="float" office:value="14.0392" calcext:value-type="float">
            <text:p>14.0392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14.0392" calcext:value-type="float">
            <text:p>14.0392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14.0392" calcext:value-type="float">
            <text:p>14.0392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14.0392" calcext:value-type="float">
            <text:p>14.0392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138])/45" office:value-type="float" office:value="0.511111111111111" calcext:value-type="float">
            <text:p>0.511</text:p>
          </table:table-cell>
          <table:table-cell office:value-type="float" office:value="5" calcext:value-type="float">
            <text:p>5</text:p>
          </table:table-cell>
          <table:table-cell table:style-name="ce1" table:formula="of:=(45-[.L138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6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39])/45" office:value-type="float" office:value="0.355555555555556" calcext:value-type="float">
            <text:p>0.356</text:p>
          </table:table-cell>
          <table:table-cell office:value-type="float" office:value="5" calcext:value-type="float">
            <text:p>5</text:p>
          </table:table-cell>
          <table:table-cell table:style-name="ce1" table:formula="of:=(45-[.L139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6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40])/45" office:value-type="float" office:value="0.466666666666667" calcext:value-type="float">
            <text:p>0.467</text:p>
          </table:table-cell>
          <table:table-cell office:value-type="float" office:value="18" calcext:value-type="float">
            <text:p>18</text:p>
          </table:table-cell>
          <table:table-cell table:style-name="ce1" table:formula="of:=(45-[.L140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64/aso/training_set.lp</text:p>
          </table:table-cell>
          <table:table-cell office:value-type="float" office:value="14.9761" calcext:value-type="float">
            <text:p>14.9761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14.9761" calcext:value-type="float">
            <text:p>14.9761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4.9761" calcext:value-type="float">
            <text:p>14.9761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4.9761" calcext:value-type="float">
            <text:p>14.9761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41])/45" office:value-type="float" office:value="0.4" calcext:value-type="float">
            <text:p>0.400</text:p>
          </table:table-cell>
          <table:table-cell office:value-type="float" office:value="2" calcext:value-type="float">
            <text:p>2</text:p>
          </table:table-cell>
          <table:table-cell table:style-name="ce1" table:formula="of:=(45-[.L14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6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42])/45" office:value-type="float" office:value="0.3777777777777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table:style-name="ce1" table:formula="of:=(45-[.L142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6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43])/45" office:value-type="float" office:value="0.355555555555556" calcext:value-type="float">
            <text:p>0.356</text:p>
          </table:table-cell>
          <table:table-cell office:value-type="float" office:value="13" calcext:value-type="float">
            <text:p>13</text:p>
          </table:table-cell>
          <table:table-cell table:style-name="ce1" table:formula="of:=(45-[.L143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66/aso/training_set.lp</text:p>
          </table:table-cell>
          <table:table-cell office:value-type="float" office:value="17.9849" calcext:value-type="float">
            <text:p>17.9849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17.9849" calcext:value-type="float">
            <text:p>17.9849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17.9849" calcext:value-type="float">
            <text:p>17.9849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17.9849" calcext:value-type="float">
            <text:p>17.9849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44])/45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style-name="ce1" table:formula="of:=(45-[.L144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6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45])/45" office:value-type="float" office:value="0.622222222222222" calcext:value-type="float">
            <text:p>0.622</text:p>
          </table:table-cell>
          <table:table-cell office:value-type="float" office:value="0" calcext:value-type="float">
            <text:p>0</text:p>
          </table:table-cell>
          <table:table-cell table:style-name="ce1" table:formula="of:=(45-[.L14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46])/45" office:value-type="float" office:value="0.266666666666667" calcext:value-type="float">
            <text:p>0.267</text:p>
          </table:table-cell>
          <table:table-cell office:value-type="float" office:value="19" calcext:value-type="float">
            <text:p>19</text:p>
          </table:table-cell>
          <table:table-cell table:style-name="ce1" table:formula="of:=(45-[.L146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74/aso/training_set.lp</text:p>
          </table:table-cell>
          <table:table-cell office:value-type="float" office:value="24.1413" calcext:value-type="float">
            <text:p>24.1413</text:p>
          </table:table-cell>
          <table:table-cell office:value-type="float" office:value="0" calcext:value-type="float">
            <text:p>0</text:p>
          </table:table-cell>
          <table:table-cell table:formula="of:=MIN([.$B147])" office:value-type="float" office:value="24.1413" calcext:value-type="float">
            <text:p>24.1413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24.1413" calcext:value-type="float">
            <text:p>24.1413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24.1413" calcext:value-type="float">
            <text:p>24.1413</text:p>
          </table:table-cell>
          <table:table-cell table:formula="of:=MAX([.$C147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47])/45" office:value-type="float" office:value="0.311111111111111" calcext:value-type="float">
            <text:p>0.311</text:p>
          </table:table-cell>
          <table:table-cell office:value-type="float" office:value="8" calcext:value-type="float">
            <text:p>8</text:p>
          </table:table-cell>
          <table:table-cell table:style-name="ce1" table:formula="of:=(45-[.L147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7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48])/45" office:value-type="float" office:value="0.6" calcext:value-type="float">
            <text:p>0.600</text:p>
          </table:table-cell>
          <table:table-cell office:value-type="float" office:value="8" calcext:value-type="float">
            <text:p>8</text:p>
          </table:table-cell>
          <table:table-cell table:style-name="ce1" table:formula="of:=(45-[.L148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7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(45-[.J149])/45" office:value-type="float" office:value="0.133333333333333" calcext:value-type="float">
            <text:p>0.133</text:p>
          </table:table-cell>
          <table:table-cell office:value-type="float" office:value="23" calcext:value-type="float">
            <text:p>23</text:p>
          </table:table-cell>
          <table:table-cell table:style-name="ce1" table:formula="of:=(45-[.L149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76/aso/training_set.lp</text:p>
          </table:table-cell>
          <table:table-cell office:value-type="float" office:value="81.3316" calcext:value-type="float">
            <text:p>81.3316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81.3316" calcext:value-type="float">
            <text:p>81.3316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81.3316" calcext:value-type="float">
            <text:p>81.3316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81.3316" calcext:value-type="float">
            <text:p>81.3316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45-[.J150])/45" office:value-type="float" office:value="0.688888888888889" calcext:value-type="float">
            <text:p>0.689</text:p>
          </table:table-cell>
          <table:table-cell office:value-type="float" office:value="5" calcext:value-type="float">
            <text:p>5</text:p>
          </table:table-cell>
          <table:table-cell table:style-name="ce1" table:formula="of:=(45-[.L150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7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51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style-name="ce1" table:formula="of:=(45-[.L15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7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52])/45" office:value-type="float" office:value="0.377777777777778" calcext:value-type="float">
            <text:p>0.378</text:p>
          </table:table-cell>
          <table:table-cell office:value-type="float" office:value="17" calcext:value-type="float">
            <text:p>17</text:p>
          </table:table-cell>
          <table:table-cell table:style-name="ce1" table:formula="of:=(45-[.L152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78/aso/training_set.lp</text:p>
          </table:table-cell>
          <table:table-cell office:value-type="float" office:value="24.3481" calcext:value-type="float">
            <text:p>24.3481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24.3481" calcext:value-type="float">
            <text:p>24.3481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24.3481" calcext:value-type="float">
            <text:p>24.3481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24.3481" calcext:value-type="float">
            <text:p>24.3481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53])/45" office:value-type="float" office:value="0.333333333333333" calcext:value-type="float">
            <text:p>0.333</text:p>
          </table:table-cell>
          <table:table-cell office:value-type="float" office:value="3" calcext:value-type="float">
            <text:p>3</text:p>
          </table:table-cell>
          <table:table-cell table:style-name="ce1" table:formula="of:=(45-[.L153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7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54])/45" office:value-type="float" office:value="0.2666666666666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table:style-name="ce1" table:formula="of:=(45-[.L15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7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55])/45" office:value-type="float" office:value="0.222222222222222" calcext:value-type="float">
            <text:p>0.222</text:p>
          </table:table-cell>
          <table:table-cell office:value-type="float" office:value="16" calcext:value-type="float">
            <text:p>16</text:p>
          </table:table-cell>
          <table:table-cell table:style-name="ce1" table:formula="of:=(45-[.L155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8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6])" office:value-type="float" office:value="300" calcext:value-type="float">
            <text:p>300</text:p>
          </table:table-cell>
          <table:table-cell table:formula="of:=MIN([.$C156])" office:value-type="float" office:value="1" calcext:value-type="float">
            <text:p>1</text:p>
          </table:table-cell>
          <table:table-cell table:formula="of:=MEDIAN([.$B156])" office:value-type="float" office:value="300" calcext:value-type="float">
            <text:p>300</text:p>
          </table:table-cell>
          <table:table-cell table:formula="of:=MEDIAN([.$C156])" office:value-type="float" office:value="1" calcext:value-type="float">
            <text:p>1</text:p>
          </table:table-cell>
          <table:table-cell table:formula="of:=MAX([.$B156])" office:value-type="float" office:value="300" calcext:value-type="float">
            <text:p>300</text:p>
          </table:table-cell>
          <table:table-cell table:formula="of:=MAX([.$C156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56])/45" office:value-type="float" office:value="0.311111111111111" calcext:value-type="float">
            <text:p>0.311</text:p>
          </table:table-cell>
          <table:table-cell office:value-type="float" office:value="9" calcext:value-type="float">
            <text:p>9</text:p>
          </table:table-cell>
          <table:table-cell table:style-name="ce1" table:formula="of:=(45-[.L156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57])/45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45-[.L15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58])/45" office:value-type="float" office:value="0.333333333333333" calcext:value-type="float">
            <text:p>0.333</text:p>
          </table:table-cell>
          <table:table-cell office:value-type="float" office:value="21" calcext:value-type="float">
            <text:p>21</text:p>
          </table:table-cell>
          <table:table-cell table:style-name="ce1" table:formula="of:=(45-[.L158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80/aso/training_set.lp</text:p>
          </table:table-cell>
          <table:table-cell office:value-type="float" office:value="10.717" calcext:value-type="float">
            <text:p>10.717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10.717" calcext:value-type="float">
            <text:p>10.717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10.717" calcext:value-type="float">
            <text:p>10.717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10.717" calcext:value-type="float">
            <text:p>10.717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159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style-name="ce1" table:formula="of:=(45-[.L159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8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60])/45" office:value-type="float" office:value="0.6" calcext:value-type="float">
            <text:p>0.600</text:p>
          </table:table-cell>
          <table:table-cell office:value-type="float" office:value="1" calcext:value-type="float">
            <text:p>1</text:p>
          </table:table-cell>
          <table:table-cell table:style-name="ce1" table:formula="of:=(45-[.L16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8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61])/45" office:value-type="float" office:value="0.377777777777778" calcext:value-type="float">
            <text:p>0.378</text:p>
          </table:table-cell>
          <table:table-cell office:value-type="float" office:value="17" calcext:value-type="float">
            <text:p>17</text:p>
          </table:table-cell>
          <table:table-cell table:style-name="ce1" table:formula="of:=(45-[.L161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89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2])" office:value-type="float" office:value="300" calcext:value-type="float">
            <text:p>300</text:p>
          </table:table-cell>
          <table:table-cell table:formula="of:=MIN([.$C162])" office:value-type="float" office:value="1" calcext:value-type="float">
            <text:p>1</text:p>
          </table:table-cell>
          <table:table-cell table:formula="of:=MEDIAN([.$B162])" office:value-type="float" office:value="300" calcext:value-type="float">
            <text:p>300</text:p>
          </table:table-cell>
          <table:table-cell table:formula="of:=MEDIAN([.$C162])" office:value-type="float" office:value="1" calcext:value-type="float">
            <text:p>1</text:p>
          </table:table-cell>
          <table:table-cell table:formula="of:=MAX([.$B162])" office:value-type="float" office:value="300" calcext:value-type="float">
            <text:p>300</text:p>
          </table:table-cell>
          <table:table-cell table:formula="of:=MAX([.$C162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62])/45" office:value-type="float" office:value="0.288888888888889" calcext:value-type="float">
            <text:p>0.289</text:p>
          </table:table-cell>
          <table:table-cell office:value-type="float" office:value="7" calcext:value-type="float">
            <text:p>7</text:p>
          </table:table-cell>
          <table:table-cell table:style-name="ce1" table:formula="of:=(45-[.L162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8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63])/45" office:value-type="float" office:value="0.3777777777777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table:style-name="ce1" table:formula="of:=(45-[.L16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8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64])/45" office:value-type="float" office:value="0.444444444444444" calcext:value-type="float">
            <text:p>0.444</text:p>
          </table:table-cell>
          <table:table-cell office:value-type="float" office:value="16" calcext:value-type="float">
            <text:p>16</text:p>
          </table:table-cell>
          <table:table-cell table:style-name="ce1" table:formula="of:=(45-[.L164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9/aso/training_set.lp</text:p>
          </table:table-cell>
          <table:table-cell office:value-type="float" office:value="15.0628" calcext:value-type="float">
            <text:p>15.0628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15.0628" calcext:value-type="float">
            <text:p>15.0628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15.0628" calcext:value-type="float">
            <text:p>15.0628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15.0628" calcext:value-type="float">
            <text:p>15.0628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65])/45" office:value-type="float" office:value="0.4888888888888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style-name="ce1" table:formula="of:=(45-[.L165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66])/45" office:value-type="float" office:value="0.3777777777777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table:style-name="ce1" table:formula="of:=(45-[.L16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67])/45" office:value-type="float" office:value="0.4" calcext:value-type="float">
            <text:p>0.400</text:p>
          </table:table-cell>
          <table:table-cell office:value-type="float" office:value="23" calcext:value-type="float">
            <text:p>23</text:p>
          </table:table-cell>
          <table:table-cell table:style-name="ce1" table:formula="of:=(45-[.L167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90/aso/training_set.lp</text:p>
          </table:table-cell>
          <table:table-cell office:value-type="float" office:value="25.284" calcext:value-type="float">
            <text:p>25.284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25.284" calcext:value-type="float">
            <text:p>25.284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25.284" calcext:value-type="float">
            <text:p>25.284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25.284" calcext:value-type="float">
            <text:p>25.284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68])/45" office:value-type="float" office:value="0.422222222222222" calcext:value-type="float">
            <text:p>0.422</text:p>
          </table:table-cell>
          <table:table-cell office:value-type="float" office:value="3" calcext:value-type="float">
            <text:p>3</text:p>
          </table:table-cell>
          <table:table-cell table:style-name="ce1" table:formula="of:=(45-[.L168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9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69])/45" office:value-type="float" office:value="0.53333333333333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style-name="ce1" table:formula="of:=(45-[.L16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9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70])/45" office:value-type="float" office:value="0.311111111111111" calcext:value-type="float">
            <text:p>0.311</text:p>
          </table:table-cell>
          <table:table-cell office:value-type="float" office:value="33" calcext:value-type="float">
            <text:p>33</text:p>
          </table:table-cell>
          <table:table-cell table:style-name="ce1" table:formula="of:=(45-[.L170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92/aso/training_set.lp</text:p>
          </table:table-cell>
          <table:table-cell office:value-type="float" office:value="13.1936" calcext:value-type="float">
            <text:p>13.1936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13.1936" calcext:value-type="float">
            <text:p>13.1936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13.1936" calcext:value-type="float">
            <text:p>13.1936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13.1936" calcext:value-type="float">
            <text:p>13.1936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71])/45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style-name="ce1" table:formula="of:=(45-[.L171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9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72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style-name="ce1" table:formula="of:=(45-[.L17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173])/45" office:value-type="float" office:value="0.177777777777778" calcext:value-type="float">
            <text:p>0.178</text:p>
          </table:table-cell>
          <table:table-cell office:value-type="float" office:value="18" calcext:value-type="float">
            <text:p>18</text:p>
          </table:table-cell>
          <table:table-cell table:style-name="ce1" table:formula="of:=(45-[.L173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96/aso/training_set.lp</text:p>
          </table:table-cell>
          <table:table-cell office:value-type="float" office:value="12.6047" calcext:value-type="float">
            <text:p>12.6047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12.6047" calcext:value-type="float">
            <text:p>12.6047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12.6047" calcext:value-type="float">
            <text:p>12.6047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12.6047" calcext:value-type="float">
            <text:p>12.6047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45-[.J174])/45" office:value-type="float" office:value="0.688888888888889" calcext:value-type="float">
            <text:p>0.689</text:p>
          </table:table-cell>
          <table:table-cell office:value-type="float" office:value="0" calcext:value-type="float">
            <text:p>0</text:p>
          </table:table-cell>
          <table:table-cell table:style-name="ce1" table:formula="of:=(45-[.L17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75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style-name="ce1" table:formula="of:=(45-[.L17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76])/45" office:value-type="float" office:value="0.422222222222222" calcext:value-type="float">
            <text:p>0.422</text:p>
          </table:table-cell>
          <table:table-cell office:value-type="float" office:value="17" calcext:value-type="float">
            <text:p>17</text:p>
          </table:table-cell>
          <table:table-cell table:style-name="ce1" table:formula="of:=(45-[.L176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99/aso/training_set.lp</text:p>
          </table:table-cell>
          <table:table-cell office:value-type="float" office:value="75.6789" calcext:value-type="float">
            <text:p>75.6789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75.6789" calcext:value-type="float">
            <text:p>75.6789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75.6789" calcext:value-type="float">
            <text:p>75.6789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75.6789" calcext:value-type="float">
            <text:p>75.6789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45-[.J177])/45" office:value-type="float" office:value="0.111111111111111" calcext:value-type="float">
            <text:p>0.111</text:p>
          </table:table-cell>
          <table:table-cell office:value-type="float" office:value="12" calcext:value-type="float">
            <text:p>12</text:p>
          </table:table-cell>
          <table:table-cell table:style-name="ce1" table:formula="of:=(45-[.L177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9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78])/45" office:value-type="float" office:value="0.488888888888889" calcext:value-type="float">
            <text:p>0.489</text:p>
          </table:table-cell>
          <table:table-cell office:value-type="float" office:value="12" calcext:value-type="float">
            <text:p>12</text:p>
          </table:table-cell>
          <table:table-cell table:style-name="ce1" table:formula="of:=(45-[.L178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9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79])/45" office:value-type="float" office:value="0.377777777777778" calcext:value-type="float">
            <text:p>0.378</text:p>
          </table:table-cell>
          <table:table-cell office:value-type="float" office:value="19" calcext:value-type="float">
            <text:p>19</text:p>
          </table:table-cell>
          <table:table-cell table:style-name="ce1" table:formula="of:=(45-[.L179])/45" office:value-type="float" office:value="0.577777777777778" calcext:value-type="float">
            <text:p>0.57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79])" office:value-type="float" office:value="37460.43888" calcext:value-type="float">
            <text:p>37460.43888</text:p>
          </table:table-cell>
          <table:table-cell table:formula="of:=SUM([.C3:.C179])" office:value-type="float" office:value="120" calcext:value-type="float">
            <text:p>120</text:p>
          </table:table-cell>
          <table:table-cell table:formula="of:=SUM([.D3:.D179])" office:value-type="float" office:value="37460.43888" calcext:value-type="float">
            <text:p>37460.43888</text:p>
          </table:table-cell>
          <table:table-cell table:formula="of:=SUM([.E3:.E179])" office:value-type="float" office:value="120" calcext:value-type="float">
            <text:p>120</text:p>
          </table:table-cell>
          <table:table-cell table:formula="of:=SUM([.F3:.F179])" office:value-type="float" office:value="37460.43888" calcext:value-type="float">
            <text:p>37460.43888</text:p>
          </table:table-cell>
          <table:table-cell table:formula="of:=SUM([.G3:.G179])" office:value-type="float" office:value="120" calcext:value-type="float">
            <text:p>120</text:p>
          </table:table-cell>
          <table:table-cell table:formula="of:=SUM([.H3:.H179])" office:value-type="float" office:value="37460.43888" calcext:value-type="float">
            <text:p>37460.43888</text:p>
          </table:table-cell>
          <table:table-cell table:formula="of:=SUM([.I3:.I179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79])" office:value-type="float" office:value="211.640897627119" calcext:value-type="float">
            <text:p>211.640897627119</text:p>
          </table:table-cell>
          <table:table-cell table:formula="of:=AVERAGE([.C3:.C179])" office:value-type="float" office:value="0.677966101694915" calcext:value-type="float">
            <text:p>0.677966101694915</text:p>
          </table:table-cell>
          <table:table-cell table:formula="of:=AVERAGE([.D3:.D179])" office:value-type="float" office:value="211.640897627119" calcext:value-type="float">
            <text:p>211.640897627119</text:p>
          </table:table-cell>
          <table:table-cell table:formula="of:=AVERAGE([.E3:.E179])" office:value-type="float" office:value="0.677966101694915" calcext:value-type="float">
            <text:p>0.677966101694915</text:p>
          </table:table-cell>
          <table:table-cell table:formula="of:=AVERAGE([.F3:.F179])" office:value-type="float" office:value="211.640897627119" calcext:value-type="float">
            <text:p>211.640897627119</text:p>
          </table:table-cell>
          <table:table-cell table:formula="of:=AVERAGE([.G3:.G179])" office:value-type="float" office:value="0.677966101694915" calcext:value-type="float">
            <text:p>0.677966101694915</text:p>
          </table:table-cell>
          <table:table-cell table:formula="of:=AVERAGE([.H3:.H179])" office:value-type="float" office:value="211.640897627119" calcext:value-type="float">
            <text:p>211.640897627119</text:p>
          </table:table-cell>
          <table:table-cell table:formula="of:=AVERAGE([.I3:.I179])" office:value-type="float" office:value="0.677966101694915" calcext:value-type="float">
            <text:p>0.677966101694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79])" office:value-type="float" office:value="129.399229625019" calcext:value-type="float">
            <text:p>129.399229625019</text:p>
          </table:table-cell>
          <table:table-cell table:formula="of:=STDEV([.C3:.C179])" office:value-type="float" office:value="0.468581441188396" calcext:value-type="float">
            <text:p>0.468581441188396</text:p>
          </table:table-cell>
          <table:table-cell table:formula="of:=STDEV([.D3:.D179])" office:value-type="float" office:value="129.399229625019" calcext:value-type="float">
            <text:p>129.399229625019</text:p>
          </table:table-cell>
          <table:table-cell table:formula="of:=STDEV([.E3:.E179])" office:value-type="float" office:value="0.468581441188396" calcext:value-type="float">
            <text:p>0.468581441188396</text:p>
          </table:table-cell>
          <table:table-cell table:formula="of:=STDEV([.F3:.F179])" office:value-type="float" office:value="129.399229625019" calcext:value-type="float">
            <text:p>129.399229625019</text:p>
          </table:table-cell>
          <table:table-cell table:formula="of:=STDEV([.G3:.G179])" office:value-type="float" office:value="0.468581441188396" calcext:value-type="float">
            <text:p>0.468581441188396</text:p>
          </table:table-cell>
          <table:table-cell table:formula="of:=STDEV([.H3:.H179])" office:value-type="float" office:value="129.399229625019" calcext:value-type="float">
            <text:p>129.399229625019</text:p>
          </table:table-cell>
          <table:table-cell table:formula="of:=STDEV([.I3:.I179])" office:value-type="float" office:value="0.468581441188396" calcext:value-type="float">
            <text:p>0.468581441188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79]-[.$D3:.$D179])^2)^0.5" office:value-type="float" office:value="0" calcext:value-type="float">
            <text:p>0</text:p>
          </table:table-cell>
          <table:table-cell table:number-matrix-columns-spanned="1" table:number-matrix-rows-spanned="1" table:formula="of:=SUM(([.C3:.C179]-[.$E3:.$E179])^2)^0.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79]=[.$D3:.$D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E3:.$E179])"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79]&l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lt;[.$G3:.$G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79]&g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gt;[.$G3:.$G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79]=[.$H3:.$H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I3:.$I179])" office:value-type="float" office:value="177" calcext:value-type="float">
            <text:p>177</text:p>
          </table:table-cell>
          <table:table-cell table:number-columns-repeated="10"/>
        </table:table-row>
        <table:table-row table:style-name="ro1" table:number-rows-repeated="104838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lasses" table:style-name="ta1" table:print="false">
        <table:table-column table:style-name="co5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/>
        </table:table-row>
        <table:table-row table:style-name="ro1">
          <table:table-cell office:value-type="string" calcext:value-type="string">
            <text:p>training/user1/aso</text:p>
          </table:table-cell>
          <table:table-cell table:formula="of:=AVERAGE([Instances.B3:Instances.B3])" office:value-type="float" office:value="103.059" calcext:value-type="float">
            <text:p>103.059</text:p>
          </table:table-cell>
          <table:table-cell table:formula="of:=SUM([Instances.C3:Instances.C3])" office:value-type="float" office:value="0" calcext:value-type="float">
            <text:p>0</text:p>
          </table:table-cell>
          <table:table-cell table:formula="of:=MIN([.$B3])" office:value-type="float" office:value="103.059" calcext:value-type="float">
            <text:p>103.059</text:p>
          </table:table-cell>
          <table:table-cell table:formula="of:=MIN([.$C3])" office:value-type="float" office:value="0" calcext:value-type="float">
            <text:p>0</text:p>
          </table:table-cell>
          <table:table-cell table:formula="of:=MEDIAN([.$B3])" office:value-type="float" office:value="103.059" calcext:value-type="float">
            <text:p>103.059</text:p>
          </table:table-cell>
          <table:table-cell table:formula="of:=MEDIAN([.$C3])" office:value-type="float" office:value="0" calcext:value-type="float">
            <text:p>0</text:p>
          </table:table-cell>
          <table:table-cell table:formula="of:=MAX([.$B3])" office:value-type="float" office:value="103.059" calcext:value-type="float">
            <text:p>103.059</text:p>
          </table:table-cell>
          <table:table-cell table:formula="of:=MAX([.$C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/less_weight</text:p>
          </table:table-cell>
          <table:table-cell table:formula="of:=AVERAGE([Instances.B4:Instances.B4])" office:value-type="float" office:value="300" calcext:value-type="float">
            <text:p>300</text:p>
          </table:table-cell>
          <table:table-cell table:formula="of:=SUM([Instances.C4:Instances.C4])"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/poset</text:p>
          </table:table-cell>
          <table:table-cell table:formula="of:=AVERAGE([Instances.B5:Instances.B5])" office:value-type="float" office:value="300" calcext:value-type="float">
            <text:p>300</text:p>
          </table:table-cell>
          <table:table-cell table:formula="of:=SUM([Instances.C5:Instances.C5])"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0/aso</text:p>
          </table:table-cell>
          <table:table-cell table:formula="of:=AVERAGE([Instances.B6:Instances.B6])" office:value-type="float" office:value="10.9287" calcext:value-type="float">
            <text:p>10.9287</text:p>
          </table:table-cell>
          <table:table-cell table:formula="of:=SUM([Instances.C6:Instances.C6])" office:value-type="float" office:value="0" calcext:value-type="float">
            <text:p>0</text:p>
          </table:table-cell>
          <table:table-cell table:formula="of:=MIN([.$B6])" office:value-type="float" office:value="10.9287" calcext:value-type="float">
            <text:p>10.9287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10.9287" calcext:value-type="float">
            <text:p>10.9287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10.9287" calcext:value-type="float">
            <text:p>10.9287</text:p>
          </table:table-cell>
          <table:table-cell table:formula="of:=MAX([.$C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0/less_weight</text:p>
          </table:table-cell>
          <table:table-cell table:formula="of:=AVERAGE([Instances.B7:Instances.B7])" office:value-type="float" office:value="300" calcext:value-type="float">
            <text:p>300</text:p>
          </table:table-cell>
          <table:table-cell table:formula="of:=SUM([Instances.C7:Instances.C7])"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0/poset</text:p>
          </table:table-cell>
          <table:table-cell table:formula="of:=AVERAGE([Instances.B8:Instances.B8])" office:value-type="float" office:value="300" calcext:value-type="float">
            <text:p>300</text:p>
          </table:table-cell>
          <table:table-cell table:formula="of:=SUM([Instances.C8:Instances.C8])"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1/aso</text:p>
          </table:table-cell>
          <table:table-cell table:formula="of:=AVERAGE([Instances.B9:Instances.B9])" office:value-type="float" office:value="58.7767" calcext:value-type="float">
            <text:p>58.7767</text:p>
          </table:table-cell>
          <table:table-cell table:formula="of:=SUM([Instances.C9:Instances.C9])" office:value-type="float" office:value="0" calcext:value-type="float">
            <text:p>0</text:p>
          </table:table-cell>
          <table:table-cell table:formula="of:=MIN([.$B9])" office:value-type="float" office:value="58.7767" calcext:value-type="float">
            <text:p>58.7767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58.7767" calcext:value-type="float">
            <text:p>58.7767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58.7767" calcext:value-type="float">
            <text:p>58.7767</text:p>
          </table:table-cell>
          <table:table-cell table:formula="of:=MAX([.$C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1/less_weight</text:p>
          </table:table-cell>
          <table:table-cell table:formula="of:=AVERAGE([Instances.B10:Instances.B10])" office:value-type="float" office:value="300" calcext:value-type="float">
            <text:p>300</text:p>
          </table:table-cell>
          <table:table-cell table:formula="of:=SUM([Instances.C10:Instances.C10])"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1/poset</text:p>
          </table:table-cell>
          <table:table-cell table:formula="of:=AVERAGE([Instances.B11:Instances.B11])" office:value-type="float" office:value="300" calcext:value-type="float">
            <text:p>300</text:p>
          </table:table-cell>
          <table:table-cell table:formula="of:=SUM([Instances.C11:Instances.C11])"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2/aso</text:p>
          </table:table-cell>
          <table:table-cell table:formula="of:=AVERAGE([Instances.B12:Instances.B12])" office:value-type="float" office:value="23.6535" calcext:value-type="float">
            <text:p>23.6535</text:p>
          </table:table-cell>
          <table:table-cell table:formula="of:=SUM([Instances.C12:Instances.C12])" office:value-type="float" office:value="0" calcext:value-type="float">
            <text:p>0</text:p>
          </table:table-cell>
          <table:table-cell table:formula="of:=MIN([.$B12])" office:value-type="float" office:value="23.6535" calcext:value-type="float">
            <text:p>23.6535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23.6535" calcext:value-type="float">
            <text:p>23.6535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23.6535" calcext:value-type="float">
            <text:p>23.6535</text:p>
          </table:table-cell>
          <table:table-cell table:formula="of:=MAX([.$C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2/less_weight</text:p>
          </table:table-cell>
          <table:table-cell table:formula="of:=AVERAGE([Instances.B13:Instances.B13])" office:value-type="float" office:value="300" calcext:value-type="float">
            <text:p>300</text:p>
          </table:table-cell>
          <table:table-cell table:formula="of:=SUM([Instances.C13:Instances.C13])"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2/poset</text:p>
          </table:table-cell>
          <table:table-cell table:formula="of:=AVERAGE([Instances.B14:Instances.B14])" office:value-type="float" office:value="300" calcext:value-type="float">
            <text:p>300</text:p>
          </table:table-cell>
          <table:table-cell table:formula="of:=SUM([Instances.C14:Instances.C14])"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3/aso</text:p>
          </table:table-cell>
          <table:table-cell table:formula="of:=AVERAGE([Instances.B15:Instances.B15])" office:value-type="float" office:value="12.905" calcext:value-type="float">
            <text:p>12.905</text:p>
          </table:table-cell>
          <table:table-cell table:formula="of:=SUM([Instances.C15:Instances.C15])" office:value-type="float" office:value="0" calcext:value-type="float">
            <text:p>0</text:p>
          </table:table-cell>
          <table:table-cell table:formula="of:=MIN([.$B15])" office:value-type="float" office:value="12.905" calcext:value-type="float">
            <text:p>12.905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2.905" calcext:value-type="float">
            <text:p>12.905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2.905" calcext:value-type="float">
            <text:p>12.905</text:p>
          </table:table-cell>
          <table:table-cell table:formula="of:=MAX([.$C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3/less_weight</text:p>
          </table:table-cell>
          <table:table-cell table:formula="of:=AVERAGE([Instances.B16:Instances.B16])" office:value-type="float" office:value="300" calcext:value-type="float">
            <text:p>300</text:p>
          </table:table-cell>
          <table:table-cell table:formula="of:=SUM([Instances.C16:Instances.C16])"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3/poset</text:p>
          </table:table-cell>
          <table:table-cell table:formula="of:=AVERAGE([Instances.B17:Instances.B17])" office:value-type="float" office:value="300" calcext:value-type="float">
            <text:p>300</text:p>
          </table:table-cell>
          <table:table-cell table:formula="of:=SUM([Instances.C17:Instances.C17])"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7/aso</text:p>
          </table:table-cell>
          <table:table-cell table:formula="of:=AVERAGE([Instances.B18:Instances.B18])" office:value-type="float" office:value="13.8632" calcext:value-type="float">
            <text:p>13.8632</text:p>
          </table:table-cell>
          <table:table-cell table:formula="of:=SUM([Instances.C18:Instances.C18])" office:value-type="float" office:value="0" calcext:value-type="float">
            <text:p>0</text:p>
          </table:table-cell>
          <table:table-cell table:formula="of:=MIN([.$B18])" office:value-type="float" office:value="13.8632" calcext:value-type="float">
            <text:p>13.8632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13.8632" calcext:value-type="float">
            <text:p>13.8632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13.8632" calcext:value-type="float">
            <text:p>13.8632</text:p>
          </table:table-cell>
          <table:table-cell table:formula="of:=MAX([.$C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07/less_weight</text:p>
          </table:table-cell>
          <table:table-cell table:formula="of:=AVERAGE([Instances.B19:Instances.B19])" office:value-type="float" office:value="300" calcext:value-type="float">
            <text:p>300</text:p>
          </table:table-cell>
          <table:table-cell table:formula="of:=SUM([Instances.C19:Instances.C19])"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07/poset</text:p>
          </table:table-cell>
          <table:table-cell table:formula="of:=AVERAGE([Instances.B20:Instances.B20])" office:value-type="float" office:value="300" calcext:value-type="float">
            <text:p>300</text:p>
          </table:table-cell>
          <table:table-cell table:formula="of:=SUM([Instances.C20:Instances.C20])"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aso</text:p>
          </table:table-cell>
          <table:table-cell table:formula="of:=AVERAGE([Instances.B21:Instances.B21])" office:value-type="float" office:value="16.2784" calcext:value-type="float">
            <text:p>16.2784</text:p>
          </table:table-cell>
          <table:table-cell table:formula="of:=SUM([Instances.C21:Instances.C21])" office:value-type="float" office:value="0" calcext:value-type="float">
            <text:p>0</text:p>
          </table:table-cell>
          <table:table-cell table:formula="of:=MIN([.$B21])" office:value-type="float" office:value="16.2784" calcext:value-type="float">
            <text:p>16.2784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16.2784" calcext:value-type="float">
            <text:p>16.2784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16.2784" calcext:value-type="float">
            <text:p>16.2784</text:p>
          </table:table-cell>
          <table:table-cell table:formula="of:=MAX([.$C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/less_weight</text:p>
          </table:table-cell>
          <table:table-cell table:formula="of:=AVERAGE([Instances.B22:Instances.B22])" office:value-type="float" office:value="300" calcext:value-type="float">
            <text:p>300</text:p>
          </table:table-cell>
          <table:table-cell table:formula="of:=SUM([Instances.C22:Instances.C22])"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/poset</text:p>
          </table:table-cell>
          <table:table-cell table:formula="of:=AVERAGE([Instances.B23:Instances.B23])" office:value-type="float" office:value="300" calcext:value-type="float">
            <text:p>300</text:p>
          </table:table-cell>
          <table:table-cell table:formula="of:=SUM([Instances.C23:Instances.C23])"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2/aso</text:p>
          </table:table-cell>
          <table:table-cell table:formula="of:=AVERAGE([Instances.B24:Instances.B24])" office:value-type="float" office:value="39.3363" calcext:value-type="float">
            <text:p>39.3363</text:p>
          </table:table-cell>
          <table:table-cell table:formula="of:=SUM([Instances.C24:Instances.C24])" office:value-type="float" office:value="0" calcext:value-type="float">
            <text:p>0</text:p>
          </table:table-cell>
          <table:table-cell table:formula="of:=MIN([.$B24])" office:value-type="float" office:value="39.3363" calcext:value-type="float">
            <text:p>39.3363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39.3363" calcext:value-type="float">
            <text:p>39.3363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39.3363" calcext:value-type="float">
            <text:p>39.3363</text:p>
          </table:table-cell>
          <table:table-cell table:formula="of:=MAX([.$C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2/less_weight</text:p>
          </table:table-cell>
          <table:table-cell table:formula="of:=AVERAGE([Instances.B25:Instances.B25])" office:value-type="float" office:value="300" calcext:value-type="float">
            <text:p>300</text:p>
          </table:table-cell>
          <table:table-cell table:formula="of:=SUM([Instances.C25:Instances.C25])"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2/poset</text:p>
          </table:table-cell>
          <table:table-cell table:formula="of:=AVERAGE([Instances.B26:Instances.B26])" office:value-type="float" office:value="300" calcext:value-type="float">
            <text:p>300</text:p>
          </table:table-cell>
          <table:table-cell table:formula="of:=SUM([Instances.C26:Instances.C26])"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4/aso</text:p>
          </table:table-cell>
          <table:table-cell table:formula="of:=AVERAGE([Instances.B27:Instances.B27])" office:value-type="float" office:value="10.4209" calcext:value-type="float">
            <text:p>10.4209</text:p>
          </table:table-cell>
          <table:table-cell table:formula="of:=SUM([Instances.C27:Instances.C27])" office:value-type="float" office:value="0" calcext:value-type="float">
            <text:p>0</text:p>
          </table:table-cell>
          <table:table-cell table:formula="of:=MIN([.$B27])" office:value-type="float" office:value="10.4209" calcext:value-type="float">
            <text:p>10.4209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10.4209" calcext:value-type="float">
            <text:p>10.4209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10.4209" calcext:value-type="float">
            <text:p>10.4209</text:p>
          </table:table-cell>
          <table:table-cell table:formula="of:=MAX([.$C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4/less_weight</text:p>
          </table:table-cell>
          <table:table-cell table:formula="of:=AVERAGE([Instances.B28:Instances.B28])" office:value-type="float" office:value="300" calcext:value-type="float">
            <text:p>300</text:p>
          </table:table-cell>
          <table:table-cell table:formula="of:=SUM([Instances.C28:Instances.C28])"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4/poset</text:p>
          </table:table-cell>
          <table:table-cell table:formula="of:=AVERAGE([Instances.B29:Instances.B29])" office:value-type="float" office:value="300" calcext:value-type="float">
            <text:p>300</text:p>
          </table:table-cell>
          <table:table-cell table:formula="of:=SUM([Instances.C29:Instances.C29])"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5/aso</text:p>
          </table:table-cell>
          <table:table-cell table:formula="of:=AVERAGE([Instances.B30:Instances.B30])" office:value-type="float" office:value="9.08295" calcext:value-type="float">
            <text:p>9.08295</text:p>
          </table:table-cell>
          <table:table-cell table:formula="of:=SUM([Instances.C30:Instances.C30])" office:value-type="float" office:value="0" calcext:value-type="float">
            <text:p>0</text:p>
          </table:table-cell>
          <table:table-cell table:formula="of:=MIN([.$B30])" office:value-type="float" office:value="9.08295" calcext:value-type="float">
            <text:p>9.08295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9.08295" calcext:value-type="float">
            <text:p>9.08295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9.08295" calcext:value-type="float">
            <text:p>9.08295</text:p>
          </table:table-cell>
          <table:table-cell table:formula="of:=MAX([.$C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5/less_weight</text:p>
          </table:table-cell>
          <table:table-cell table:formula="of:=AVERAGE([Instances.B31:Instances.B31])" office:value-type="float" office:value="300" calcext:value-type="float">
            <text:p>300</text:p>
          </table:table-cell>
          <table:table-cell table:formula="of:=SUM([Instances.C31:Instances.C31])"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5/poset</text:p>
          </table:table-cell>
          <table:table-cell table:formula="of:=AVERAGE([Instances.B32:Instances.B32])" office:value-type="float" office:value="300" calcext:value-type="float">
            <text:p>300</text:p>
          </table:table-cell>
          <table:table-cell table:formula="of:=SUM([Instances.C32:Instances.C32])"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6/aso</text:p>
          </table:table-cell>
          <table:table-cell table:formula="of:=AVERAGE([Instances.B33:Instances.B33])" office:value-type="float" office:value="23.4408" calcext:value-type="float">
            <text:p>23.4408</text:p>
          </table:table-cell>
          <table:table-cell table:formula="of:=SUM([Instances.C33:Instances.C33])" office:value-type="float" office:value="0" calcext:value-type="float">
            <text:p>0</text:p>
          </table:table-cell>
          <table:table-cell table:formula="of:=MIN([.$B33])" office:value-type="float" office:value="23.4408" calcext:value-type="float">
            <text:p>23.4408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23.4408" calcext:value-type="float">
            <text:p>23.4408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23.4408" calcext:value-type="float">
            <text:p>23.4408</text:p>
          </table:table-cell>
          <table:table-cell table:formula="of:=MAX([.$C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6/less_weight</text:p>
          </table:table-cell>
          <table:table-cell table:formula="of:=AVERAGE([Instances.B34:Instances.B34])" office:value-type="float" office:value="300" calcext:value-type="float">
            <text:p>300</text:p>
          </table:table-cell>
          <table:table-cell table:formula="of:=SUM([Instances.C34:Instances.C34])"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6/poset</text:p>
          </table:table-cell>
          <table:table-cell table:formula="of:=AVERAGE([Instances.B35:Instances.B35])" office:value-type="float" office:value="300" calcext:value-type="float">
            <text:p>300</text:p>
          </table:table-cell>
          <table:table-cell table:formula="of:=SUM([Instances.C35:Instances.C35])"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7/aso</text:p>
          </table:table-cell>
          <table:table-cell table:formula="of:=AVERAGE([Instances.B36:Instances.B36])" office:value-type="float" office:value="9.93001" calcext:value-type="float">
            <text:p>9.93001</text:p>
          </table:table-cell>
          <table:table-cell table:formula="of:=SUM([Instances.C36:Instances.C36])" office:value-type="float" office:value="0" calcext:value-type="float">
            <text:p>0</text:p>
          </table:table-cell>
          <table:table-cell table:formula="of:=MIN([.$B36])" office:value-type="float" office:value="9.93001" calcext:value-type="float">
            <text:p>9.93001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9.93001" calcext:value-type="float">
            <text:p>9.93001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9.93001" calcext:value-type="float">
            <text:p>9.93001</text:p>
          </table:table-cell>
          <table:table-cell table:formula="of:=MAX([.$C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7/less_weight</text:p>
          </table:table-cell>
          <table:table-cell table:formula="of:=AVERAGE([Instances.B37:Instances.B37])" office:value-type="float" office:value="300" calcext:value-type="float">
            <text:p>300</text:p>
          </table:table-cell>
          <table:table-cell table:formula="of:=SUM([Instances.C37:Instances.C37])"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7/poset</text:p>
          </table:table-cell>
          <table:table-cell table:formula="of:=AVERAGE([Instances.B38:Instances.B38])" office:value-type="float" office:value="300" calcext:value-type="float">
            <text:p>300</text:p>
          </table:table-cell>
          <table:table-cell table:formula="of:=SUM([Instances.C38:Instances.C38])"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9/aso</text:p>
          </table:table-cell>
          <table:table-cell table:formula="of:=AVERAGE([Instances.B39:Instances.B39])" office:value-type="float" office:value="32.7381" calcext:value-type="float">
            <text:p>32.7381</text:p>
          </table:table-cell>
          <table:table-cell table:formula="of:=SUM([Instances.C39:Instances.C39])" office:value-type="float" office:value="0" calcext:value-type="float">
            <text:p>0</text:p>
          </table:table-cell>
          <table:table-cell table:formula="of:=MIN([.$B39])" office:value-type="float" office:value="32.7381" calcext:value-type="float">
            <text:p>32.7381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32.7381" calcext:value-type="float">
            <text:p>32.7381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32.7381" calcext:value-type="float">
            <text:p>32.7381</text:p>
          </table:table-cell>
          <table:table-cell table:formula="of:=MAX([.$C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19/less_weight</text:p>
          </table:table-cell>
          <table:table-cell table:formula="of:=AVERAGE([Instances.B40:Instances.B40])" office:value-type="float" office:value="300" calcext:value-type="float">
            <text:p>300</text:p>
          </table:table-cell>
          <table:table-cell table:formula="of:=SUM([Instances.C40:Instances.C40])"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19/poset</text:p>
          </table:table-cell>
          <table:table-cell table:formula="of:=AVERAGE([Instances.B41:Instances.B41])" office:value-type="float" office:value="300" calcext:value-type="float">
            <text:p>300</text:p>
          </table:table-cell>
          <table:table-cell table:formula="of:=SUM([Instances.C41:Instances.C41])"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20/aso</text:p>
          </table:table-cell>
          <table:table-cell table:formula="of:=AVERAGE([Instances.B42:Instances.B42])" office:value-type="float" office:value="57.882" calcext:value-type="float">
            <text:p>57.882</text:p>
          </table:table-cell>
          <table:table-cell table:formula="of:=SUM([Instances.C42:Instances.C42])" office:value-type="float" office:value="0" calcext:value-type="float">
            <text:p>0</text:p>
          </table:table-cell>
          <table:table-cell table:formula="of:=MIN([.$B42])" office:value-type="float" office:value="57.882" calcext:value-type="float">
            <text:p>57.882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57.882" calcext:value-type="float">
            <text:p>57.882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57.882" calcext:value-type="float">
            <text:p>57.882</text:p>
          </table:table-cell>
          <table:table-cell table:formula="of:=MAX([.$C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20/less_weight</text:p>
          </table:table-cell>
          <table:table-cell table:formula="of:=AVERAGE([Instances.B43:Instances.B43])" office:value-type="float" office:value="300" calcext:value-type="float">
            <text:p>300</text:p>
          </table:table-cell>
          <table:table-cell table:formula="of:=SUM([Instances.C43:Instances.C43])"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20/poset</text:p>
          </table:table-cell>
          <table:table-cell table:formula="of:=AVERAGE([Instances.B44:Instances.B44])" office:value-type="float" office:value="300" calcext:value-type="float">
            <text:p>300</text:p>
          </table:table-cell>
          <table:table-cell table:formula="of:=SUM([Instances.C44:Instances.C44])"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26/aso</text:p>
          </table:table-cell>
          <table:table-cell table:formula="of:=AVERAGE([Instances.B45:Instances.B45])" office:value-type="float" office:value="27.2209" calcext:value-type="float">
            <text:p>27.2209</text:p>
          </table:table-cell>
          <table:table-cell table:formula="of:=SUM([Instances.C45:Instances.C45])" office:value-type="float" office:value="0" calcext:value-type="float">
            <text:p>0</text:p>
          </table:table-cell>
          <table:table-cell table:formula="of:=MIN([.$B45])" office:value-type="float" office:value="27.2209" calcext:value-type="float">
            <text:p>27.2209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27.2209" calcext:value-type="float">
            <text:p>27.2209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27.2209" calcext:value-type="float">
            <text:p>27.2209</text:p>
          </table:table-cell>
          <table:table-cell table:formula="of:=MAX([.$C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26/less_weight</text:p>
          </table:table-cell>
          <table:table-cell table:formula="of:=AVERAGE([Instances.B46:Instances.B46])" office:value-type="float" office:value="300" calcext:value-type="float">
            <text:p>300</text:p>
          </table:table-cell>
          <table:table-cell table:formula="of:=SUM([Instances.C46:Instances.C46])"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26/poset</text:p>
          </table:table-cell>
          <table:table-cell table:formula="of:=AVERAGE([Instances.B47:Instances.B47])" office:value-type="float" office:value="300" calcext:value-type="float">
            <text:p>300</text:p>
          </table:table-cell>
          <table:table-cell table:formula="of:=SUM([Instances.C47:Instances.C47])"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6/aso</text:p>
          </table:table-cell>
          <table:table-cell table:formula="of:=AVERAGE([Instances.B48:Instances.B48])" office:value-type="float" office:value="25.9253" calcext:value-type="float">
            <text:p>25.9253</text:p>
          </table:table-cell>
          <table:table-cell table:formula="of:=SUM([Instances.C48:Instances.C48])" office:value-type="float" office:value="0" calcext:value-type="float">
            <text:p>0</text:p>
          </table:table-cell>
          <table:table-cell table:formula="of:=MIN([.$B48])" office:value-type="float" office:value="25.9253" calcext:value-type="float">
            <text:p>25.9253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25.9253" calcext:value-type="float">
            <text:p>25.9253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25.9253" calcext:value-type="float">
            <text:p>25.9253</text:p>
          </table:table-cell>
          <table:table-cell table:formula="of:=MAX([.$C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36/less_weight</text:p>
          </table:table-cell>
          <table:table-cell table:formula="of:=AVERAGE([Instances.B49:Instances.B49])" office:value-type="float" office:value="300" calcext:value-type="float">
            <text:p>300</text:p>
          </table:table-cell>
          <table:table-cell table:formula="of:=SUM([Instances.C49:Instances.C49])"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36/poset</text:p>
          </table:table-cell>
          <table:table-cell table:formula="of:=AVERAGE([Instances.B50:Instances.B50])" office:value-type="float" office:value="300" calcext:value-type="float">
            <text:p>300</text:p>
          </table:table-cell>
          <table:table-cell table:formula="of:=SUM([Instances.C50:Instances.C50])"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0/aso</text:p>
          </table:table-cell>
          <table:table-cell table:formula="of:=AVERAGE([Instances.B51:Instances.B51])" office:value-type="float" office:value="9.98454" calcext:value-type="float">
            <text:p>9.98454</text:p>
          </table:table-cell>
          <table:table-cell table:formula="of:=SUM([Instances.C51:Instances.C51])" office:value-type="float" office:value="0" calcext:value-type="float">
            <text:p>0</text:p>
          </table:table-cell>
          <table:table-cell table:formula="of:=MIN([.$B51])" office:value-type="float" office:value="9.98454" calcext:value-type="float">
            <text:p>9.98454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9.98454" calcext:value-type="float">
            <text:p>9.98454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9.98454" calcext:value-type="float">
            <text:p>9.98454</text:p>
          </table:table-cell>
          <table:table-cell table:formula="of:=MAX([.$C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0/less_weight</text:p>
          </table:table-cell>
          <table:table-cell table:formula="of:=AVERAGE([Instances.B52:Instances.B52])" office:value-type="float" office:value="300" calcext:value-type="float">
            <text:p>300</text:p>
          </table:table-cell>
          <table:table-cell table:formula="of:=SUM([Instances.C52:Instances.C52])"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0/poset</text:p>
          </table:table-cell>
          <table:table-cell table:formula="of:=AVERAGE([Instances.B53:Instances.B53])" office:value-type="float" office:value="300" calcext:value-type="float">
            <text:p>300</text:p>
          </table:table-cell>
          <table:table-cell table:formula="of:=SUM([Instances.C53:Instances.C53])"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3/aso</text:p>
          </table:table-cell>
          <table:table-cell table:formula="of:=AVERAGE([Instances.B54:Instances.B54])" office:value-type="float" office:value="9.52941" calcext:value-type="float">
            <text:p>9.52941</text:p>
          </table:table-cell>
          <table:table-cell table:formula="of:=SUM([Instances.C54:Instances.C54])" office:value-type="float" office:value="0" calcext:value-type="float">
            <text:p>0</text:p>
          </table:table-cell>
          <table:table-cell table:formula="of:=MIN([.$B54])" office:value-type="float" office:value="9.52941" calcext:value-type="float">
            <text:p>9.52941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9.52941" calcext:value-type="float">
            <text:p>9.52941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9.52941" calcext:value-type="float">
            <text:p>9.52941</text:p>
          </table:table-cell>
          <table:table-cell table:formula="of:=MAX([.$C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3/less_weight</text:p>
          </table:table-cell>
          <table:table-cell table:formula="of:=AVERAGE([Instances.B55:Instances.B55])" office:value-type="float" office:value="300" calcext:value-type="float">
            <text:p>300</text:p>
          </table:table-cell>
          <table:table-cell table:formula="of:=SUM([Instances.C55:Instances.C55])"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3/poset</text:p>
          </table:table-cell>
          <table:table-cell table:formula="of:=AVERAGE([Instances.B56:Instances.B56])" office:value-type="float" office:value="300" calcext:value-type="float">
            <text:p>300</text:p>
          </table:table-cell>
          <table:table-cell table:formula="of:=SUM([Instances.C56:Instances.C56])"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5/aso</text:p>
          </table:table-cell>
          <table:table-cell table:formula="of:=AVERAGE([Instances.B57:Instances.B57])" office:value-type="float" office:value="10.437" calcext:value-type="float">
            <text:p>10.437</text:p>
          </table:table-cell>
          <table:table-cell table:formula="of:=SUM([Instances.C57:Instances.C57])" office:value-type="float" office:value="0" calcext:value-type="float">
            <text:p>0</text:p>
          </table:table-cell>
          <table:table-cell table:formula="of:=MIN([.$B57])" office:value-type="float" office:value="10.437" calcext:value-type="float">
            <text:p>10.437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10.437" calcext:value-type="float">
            <text:p>10.437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10.437" calcext:value-type="float">
            <text:p>10.437</text:p>
          </table:table-cell>
          <table:table-cell table:formula="of:=MAX([.$C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5/less_weight</text:p>
          </table:table-cell>
          <table:table-cell table:formula="of:=AVERAGE([Instances.B58:Instances.B58])" office:value-type="float" office:value="300" calcext:value-type="float">
            <text:p>300</text:p>
          </table:table-cell>
          <table:table-cell table:formula="of:=SUM([Instances.C58:Instances.C58])"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5/poset</text:p>
          </table:table-cell>
          <table:table-cell table:formula="of:=AVERAGE([Instances.B59:Instances.B59])" office:value-type="float" office:value="300" calcext:value-type="float">
            <text:p>300</text:p>
          </table:table-cell>
          <table:table-cell table:formula="of:=SUM([Instances.C59:Instances.C59])"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9/aso</text:p>
          </table:table-cell>
          <table:table-cell table:formula="of:=AVERAGE([Instances.B60:Instances.B60])" office:value-type="float" office:value="10.2402" calcext:value-type="float">
            <text:p>10.2402</text:p>
          </table:table-cell>
          <table:table-cell table:formula="of:=SUM([Instances.C60:Instances.C60])" office:value-type="float" office:value="0" calcext:value-type="float">
            <text:p>0</text:p>
          </table:table-cell>
          <table:table-cell table:formula="of:=MIN([.$B60])" office:value-type="float" office:value="10.2402" calcext:value-type="float">
            <text:p>10.2402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10.2402" calcext:value-type="float">
            <text:p>10.2402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10.2402" calcext:value-type="float">
            <text:p>10.2402</text:p>
          </table:table-cell>
          <table:table-cell table:formula="of:=MAX([.$C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49/less_weight</text:p>
          </table:table-cell>
          <table:table-cell table:formula="of:=AVERAGE([Instances.B61:Instances.B61])" office:value-type="float" office:value="300" calcext:value-type="float">
            <text:p>300</text:p>
          </table:table-cell>
          <table:table-cell table:formula="of:=SUM([Instances.C61:Instances.C61])"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49/poset</text:p>
          </table:table-cell>
          <table:table-cell table:formula="of:=AVERAGE([Instances.B62:Instances.B62])" office:value-type="float" office:value="300" calcext:value-type="float">
            <text:p>300</text:p>
          </table:table-cell>
          <table:table-cell table:formula="of:=SUM([Instances.C62:Instances.C62])"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1/aso</text:p>
          </table:table-cell>
          <table:table-cell table:formula="of:=AVERAGE([Instances.B63:Instances.B63])" office:value-type="float" office:value="10.4038" calcext:value-type="float">
            <text:p>10.4038</text:p>
          </table:table-cell>
          <table:table-cell table:formula="of:=SUM([Instances.C63:Instances.C63])" office:value-type="float" office:value="0" calcext:value-type="float">
            <text:p>0</text:p>
          </table:table-cell>
          <table:table-cell table:formula="of:=MIN([.$B63])" office:value-type="float" office:value="10.4038" calcext:value-type="float">
            <text:p>10.4038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10.4038" calcext:value-type="float">
            <text:p>10.4038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10.4038" calcext:value-type="float">
            <text:p>10.4038</text:p>
          </table:table-cell>
          <table:table-cell table:formula="of:=MAX([.$C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51/less_weight</text:p>
          </table:table-cell>
          <table:table-cell table:formula="of:=AVERAGE([Instances.B64:Instances.B64])" office:value-type="float" office:value="300" calcext:value-type="float">
            <text:p>300</text:p>
          </table:table-cell>
          <table:table-cell table:formula="of:=SUM([Instances.C64:Instances.C64])"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1/poset</text:p>
          </table:table-cell>
          <table:table-cell table:formula="of:=AVERAGE([Instances.B65:Instances.B65])" office:value-type="float" office:value="300" calcext:value-type="float">
            <text:p>300</text:p>
          </table:table-cell>
          <table:table-cell table:formula="of:=SUM([Instances.C65:Instances.C65])"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2/aso</text:p>
          </table:table-cell>
          <table:table-cell table:formula="of:=AVERAGE([Instances.B66:Instances.B66])" office:value-type="float" office:value="26.5766" calcext:value-type="float">
            <text:p>26.5766</text:p>
          </table:table-cell>
          <table:table-cell table:formula="of:=SUM([Instances.C66:Instances.C66])" office:value-type="float" office:value="0" calcext:value-type="float">
            <text:p>0</text:p>
          </table:table-cell>
          <table:table-cell table:formula="of:=MIN([.$B66])" office:value-type="float" office:value="26.5766" calcext:value-type="float">
            <text:p>26.5766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26.5766" calcext:value-type="float">
            <text:p>26.5766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26.5766" calcext:value-type="float">
            <text:p>26.5766</text:p>
          </table:table-cell>
          <table:table-cell table:formula="of:=MAX([.$C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52/less_weight</text:p>
          </table:table-cell>
          <table:table-cell table:formula="of:=AVERAGE([Instances.B67:Instances.B67])" office:value-type="float" office:value="300" calcext:value-type="float">
            <text:p>300</text:p>
          </table:table-cell>
          <table:table-cell table:formula="of:=SUM([Instances.C67:Instances.C67])"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2/poset</text:p>
          </table:table-cell>
          <table:table-cell table:formula="of:=AVERAGE([Instances.B68:Instances.B68])" office:value-type="float" office:value="300" calcext:value-type="float">
            <text:p>300</text:p>
          </table:table-cell>
          <table:table-cell table:formula="of:=SUM([Instances.C68:Instances.C68])"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3/aso</text:p>
          </table:table-cell>
          <table:table-cell table:formula="of:=AVERAGE([Instances.B69:Instances.B69])" office:value-type="float" office:value="19.6131" calcext:value-type="float">
            <text:p>19.6131</text:p>
          </table:table-cell>
          <table:table-cell table:formula="of:=SUM([Instances.C69:Instances.C69])" office:value-type="float" office:value="0" calcext:value-type="float">
            <text:p>0</text:p>
          </table:table-cell>
          <table:table-cell table:formula="of:=MIN([.$B69])" office:value-type="float" office:value="19.6131" calcext:value-type="float">
            <text:p>19.6131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19.6131" calcext:value-type="float">
            <text:p>19.6131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19.6131" calcext:value-type="float">
            <text:p>19.6131</text:p>
          </table:table-cell>
          <table:table-cell table:formula="of:=MAX([.$C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53/less_weight</text:p>
          </table:table-cell>
          <table:table-cell table:formula="of:=AVERAGE([Instances.B70:Instances.B70])" office:value-type="float" office:value="300" calcext:value-type="float">
            <text:p>300</text:p>
          </table:table-cell>
          <table:table-cell table:formula="of:=SUM([Instances.C70:Instances.C70])"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3/poset</text:p>
          </table:table-cell>
          <table:table-cell table:formula="of:=AVERAGE([Instances.B71:Instances.B71])" office:value-type="float" office:value="300" calcext:value-type="float">
            <text:p>300</text:p>
          </table:table-cell>
          <table:table-cell table:formula="of:=SUM([Instances.C71:Instances.C71])"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5/aso</text:p>
          </table:table-cell>
          <table:table-cell table:formula="of:=AVERAGE([Instances.B72:Instances.B72])" office:value-type="float" office:value="19.7209" calcext:value-type="float">
            <text:p>19.7209</text:p>
          </table:table-cell>
          <table:table-cell table:formula="of:=SUM([Instances.C72:Instances.C72])" office:value-type="float" office:value="0" calcext:value-type="float">
            <text:p>0</text:p>
          </table:table-cell>
          <table:table-cell table:formula="of:=MIN([.$B72])" office:value-type="float" office:value="19.7209" calcext:value-type="float">
            <text:p>19.7209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19.7209" calcext:value-type="float">
            <text:p>19.7209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19.7209" calcext:value-type="float">
            <text:p>19.7209</text:p>
          </table:table-cell>
          <table:table-cell table:formula="of:=MAX([.$C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55/less_weight</text:p>
          </table:table-cell>
          <table:table-cell table:formula="of:=AVERAGE([Instances.B73:Instances.B73])" office:value-type="float" office:value="300" calcext:value-type="float">
            <text:p>300</text:p>
          </table:table-cell>
          <table:table-cell table:formula="of:=SUM([Instances.C73:Instances.C73])"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55/poset</text:p>
          </table:table-cell>
          <table:table-cell table:formula="of:=AVERAGE([Instances.B74:Instances.B74])" office:value-type="float" office:value="300" calcext:value-type="float">
            <text:p>300</text:p>
          </table:table-cell>
          <table:table-cell table:formula="of:=SUM([Instances.C74:Instances.C74])"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5/aso</text:p>
          </table:table-cell>
          <table:table-cell table:formula="of:=AVERAGE([Instances.B75:Instances.B75])" office:value-type="float" office:value="59.1674" calcext:value-type="float">
            <text:p>59.1674</text:p>
          </table:table-cell>
          <table:table-cell table:formula="of:=SUM([Instances.C75:Instances.C75])" office:value-type="float" office:value="0" calcext:value-type="float">
            <text:p>0</text:p>
          </table:table-cell>
          <table:table-cell table:formula="of:=MIN([.$B75])" office:value-type="float" office:value="59.1674" calcext:value-type="float">
            <text:p>59.1674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59.1674" calcext:value-type="float">
            <text:p>59.1674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59.1674" calcext:value-type="float">
            <text:p>59.1674</text:p>
          </table:table-cell>
          <table:table-cell table:formula="of:=MAX([.$C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65/less_weight</text:p>
          </table:table-cell>
          <table:table-cell table:formula="of:=AVERAGE([Instances.B76:Instances.B76])" office:value-type="float" office:value="300" calcext:value-type="float">
            <text:p>300</text:p>
          </table:table-cell>
          <table:table-cell table:formula="of:=SUM([Instances.C76:Instances.C76])"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5/poset</text:p>
          </table:table-cell>
          <table:table-cell table:formula="of:=AVERAGE([Instances.B77:Instances.B77])" office:value-type="float" office:value="300" calcext:value-type="float">
            <text:p>300</text:p>
          </table:table-cell>
          <table:table-cell table:formula="of:=SUM([Instances.C77:Instances.C77])"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6/aso</text:p>
          </table:table-cell>
          <table:table-cell table:formula="of:=AVERAGE([Instances.B78:Instances.B78])" office:value-type="float" office:value="10.5905" calcext:value-type="float">
            <text:p>10.5905</text:p>
          </table:table-cell>
          <table:table-cell table:formula="of:=SUM([Instances.C78:Instances.C78])" office:value-type="float" office:value="0" calcext:value-type="float">
            <text:p>0</text:p>
          </table:table-cell>
          <table:table-cell table:formula="of:=MIN([.$B78])" office:value-type="float" office:value="10.5905" calcext:value-type="float">
            <text:p>10.5905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10.5905" calcext:value-type="float">
            <text:p>10.5905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10.5905" calcext:value-type="float">
            <text:p>10.5905</text:p>
          </table:table-cell>
          <table:table-cell table:formula="of:=MAX([.$C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66/less_weight</text:p>
          </table:table-cell>
          <table:table-cell table:formula="of:=AVERAGE([Instances.B79:Instances.B79])" office:value-type="float" office:value="300" calcext:value-type="float">
            <text:p>300</text:p>
          </table:table-cell>
          <table:table-cell table:formula="of:=SUM([Instances.C79:Instances.C79])"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6/poset</text:p>
          </table:table-cell>
          <table:table-cell table:formula="of:=AVERAGE([Instances.B80:Instances.B80])" office:value-type="float" office:value="300" calcext:value-type="float">
            <text:p>300</text:p>
          </table:table-cell>
          <table:table-cell table:formula="of:=SUM([Instances.C80:Instances.C80])"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7/aso</text:p>
          </table:table-cell>
          <table:table-cell table:formula="of:=AVERAGE([Instances.B81:Instances.B81])" office:value-type="float" office:value="18.9494" calcext:value-type="float">
            <text:p>18.9494</text:p>
          </table:table-cell>
          <table:table-cell table:formula="of:=SUM([Instances.C81:Instances.C81])" office:value-type="float" office:value="0" calcext:value-type="float">
            <text:p>0</text:p>
          </table:table-cell>
          <table:table-cell table:formula="of:=MIN([.$B81])" office:value-type="float" office:value="18.9494" calcext:value-type="float">
            <text:p>18.9494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8.9494" calcext:value-type="float">
            <text:p>18.9494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8.9494" calcext:value-type="float">
            <text:p>18.9494</text:p>
          </table:table-cell>
          <table:table-cell table:formula="of:=MAX([.$C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67/less_weight</text:p>
          </table:table-cell>
          <table:table-cell table:formula="of:=AVERAGE([Instances.B82:Instances.B82])" office:value-type="float" office:value="300" calcext:value-type="float">
            <text:p>300</text:p>
          </table:table-cell>
          <table:table-cell table:formula="of:=SUM([Instances.C82:Instances.C82])"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7/poset</text:p>
          </table:table-cell>
          <table:table-cell table:formula="of:=AVERAGE([Instances.B83:Instances.B83])" office:value-type="float" office:value="300" calcext:value-type="float">
            <text:p>300</text:p>
          </table:table-cell>
          <table:table-cell table:formula="of:=SUM([Instances.C83:Instances.C83])"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8/aso</text:p>
          </table:table-cell>
          <table:table-cell table:formula="of:=AVERAGE([Instances.B84:Instances.B84])" office:value-type="float" office:value="14.8579" calcext:value-type="float">
            <text:p>14.8579</text:p>
          </table:table-cell>
          <table:table-cell table:formula="of:=SUM([Instances.C84:Instances.C84])" office:value-type="float" office:value="0" calcext:value-type="float">
            <text:p>0</text:p>
          </table:table-cell>
          <table:table-cell table:formula="of:=MIN([.$B84])" office:value-type="float" office:value="14.8579" calcext:value-type="float">
            <text:p>14.8579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14.8579" calcext:value-type="float">
            <text:p>14.8579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14.8579" calcext:value-type="float">
            <text:p>14.8579</text:p>
          </table:table-cell>
          <table:table-cell table:formula="of:=MAX([.$C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68/less_weight</text:p>
          </table:table-cell>
          <table:table-cell table:formula="of:=AVERAGE([Instances.B85:Instances.B85])" office:value-type="float" office:value="300" calcext:value-type="float">
            <text:p>300</text:p>
          </table:table-cell>
          <table:table-cell table:formula="of:=SUM([Instances.C85:Instances.C85])"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68/poset</text:p>
          </table:table-cell>
          <table:table-cell table:formula="of:=AVERAGE([Instances.B86:Instances.B86])" office:value-type="float" office:value="300" calcext:value-type="float">
            <text:p>300</text:p>
          </table:table-cell>
          <table:table-cell table:formula="of:=SUM([Instances.C86:Instances.C86])"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aso</text:p>
          </table:table-cell>
          <table:table-cell table:formula="of:=AVERAGE([Instances.B87:Instances.B87])" office:value-type="float" office:value="12.7861" calcext:value-type="float">
            <text:p>12.7861</text:p>
          </table:table-cell>
          <table:table-cell table:formula="of:=SUM([Instances.C87:Instances.C87])" office:value-type="float" office:value="0" calcext:value-type="float">
            <text:p>0</text:p>
          </table:table-cell>
          <table:table-cell table:formula="of:=MIN([.$B87])" office:value-type="float" office:value="12.7861" calcext:value-type="float">
            <text:p>12.7861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12.7861" calcext:value-type="float">
            <text:p>12.7861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12.7861" calcext:value-type="float">
            <text:p>12.7861</text:p>
          </table:table-cell>
          <table:table-cell table:formula="of:=MAX([.$C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7/less_weight</text:p>
          </table:table-cell>
          <table:table-cell table:formula="of:=AVERAGE([Instances.B88:Instances.B88])" office:value-type="float" office:value="300" calcext:value-type="float">
            <text:p>300</text:p>
          </table:table-cell>
          <table:table-cell table:formula="of:=SUM([Instances.C88:Instances.C88])"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/poset</text:p>
          </table:table-cell>
          <table:table-cell table:formula="of:=AVERAGE([Instances.B89:Instances.B89])" office:value-type="float" office:value="300" calcext:value-type="float">
            <text:p>300</text:p>
          </table:table-cell>
          <table:table-cell table:formula="of:=SUM([Instances.C89:Instances.C89])"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5/aso</text:p>
          </table:table-cell>
          <table:table-cell table:formula="of:=AVERAGE([Instances.B90:Instances.B90])" office:value-type="float" office:value="9.17973" calcext:value-type="float">
            <text:p>9.17973</text:p>
          </table:table-cell>
          <table:table-cell table:formula="of:=SUM([Instances.C90:Instances.C90])" office:value-type="float" office:value="0" calcext:value-type="float">
            <text:p>0</text:p>
          </table:table-cell>
          <table:table-cell table:formula="of:=MIN([.$B90])" office:value-type="float" office:value="9.17973" calcext:value-type="float">
            <text:p>9.17973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9.17973" calcext:value-type="float">
            <text:p>9.17973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9.17973" calcext:value-type="float">
            <text:p>9.17973</text:p>
          </table:table-cell>
          <table:table-cell table:formula="of:=MAX([.$C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75/less_weight</text:p>
          </table:table-cell>
          <table:table-cell table:formula="of:=AVERAGE([Instances.B91:Instances.B91])" office:value-type="float" office:value="300" calcext:value-type="float">
            <text:p>300</text:p>
          </table:table-cell>
          <table:table-cell table:formula="of:=SUM([Instances.C91:Instances.C91])"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75/poset</text:p>
          </table:table-cell>
          <table:table-cell table:formula="of:=AVERAGE([Instances.B92:Instances.B92])" office:value-type="float" office:value="300" calcext:value-type="float">
            <text:p>300</text:p>
          </table:table-cell>
          <table:table-cell table:formula="of:=SUM([Instances.C92:Instances.C92])"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4/aso</text:p>
          </table:table-cell>
          <table:table-cell table:formula="of:=AVERAGE([Instances.B93:Instances.B93])" office:value-type="float" office:value="49.8052" calcext:value-type="float">
            <text:p>49.8052</text:p>
          </table:table-cell>
          <table:table-cell table:formula="of:=SUM([Instances.C93:Instances.C93])" office:value-type="float" office:value="0" calcext:value-type="float">
            <text:p>0</text:p>
          </table:table-cell>
          <table:table-cell table:formula="of:=MIN([.$B93])" office:value-type="float" office:value="49.8052" calcext:value-type="float">
            <text:p>49.8052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49.8052" calcext:value-type="float">
            <text:p>49.8052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49.8052" calcext:value-type="float">
            <text:p>49.8052</text:p>
          </table:table-cell>
          <table:table-cell table:formula="of:=MAX([.$C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84/less_weight</text:p>
          </table:table-cell>
          <table:table-cell table:formula="of:=AVERAGE([Instances.B94:Instances.B94])" office:value-type="float" office:value="300" calcext:value-type="float">
            <text:p>300</text:p>
          </table:table-cell>
          <table:table-cell table:formula="of:=SUM([Instances.C94:Instances.C94])"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4/poset</text:p>
          </table:table-cell>
          <table:table-cell table:formula="of:=AVERAGE([Instances.B95:Instances.B95])" office:value-type="float" office:value="300" calcext:value-type="float">
            <text:p>300</text:p>
          </table:table-cell>
          <table:table-cell table:formula="of:=SUM([Instances.C95:Instances.C95])"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8/aso</text:p>
          </table:table-cell>
          <table:table-cell table:formula="of:=AVERAGE([Instances.B96:Instances.B96])" office:value-type="float" office:value="12.1843" calcext:value-type="float">
            <text:p>12.1843</text:p>
          </table:table-cell>
          <table:table-cell table:formula="of:=SUM([Instances.C96:Instances.C96])" office:value-type="float" office:value="0" calcext:value-type="float">
            <text:p>0</text:p>
          </table:table-cell>
          <table:table-cell table:formula="of:=MIN([.$B96])" office:value-type="float" office:value="12.1843" calcext:value-type="float">
            <text:p>12.1843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12.1843" calcext:value-type="float">
            <text:p>12.1843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12.1843" calcext:value-type="float">
            <text:p>12.1843</text:p>
          </table:table-cell>
          <table:table-cell table:formula="of:=MAX([.$C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88/less_weight</text:p>
          </table:table-cell>
          <table:table-cell table:formula="of:=AVERAGE([Instances.B97:Instances.B97])" office:value-type="float" office:value="300" calcext:value-type="float">
            <text:p>300</text:p>
          </table:table-cell>
          <table:table-cell table:formula="of:=SUM([Instances.C97:Instances.C97])"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8/poset</text:p>
          </table:table-cell>
          <table:table-cell table:formula="of:=AVERAGE([Instances.B98:Instances.B98])" office:value-type="float" office:value="300" calcext:value-type="float">
            <text:p>300</text:p>
          </table:table-cell>
          <table:table-cell table:formula="of:=SUM([Instances.C98:Instances.C98])"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9/aso</text:p>
          </table:table-cell>
          <table:table-cell table:formula="of:=AVERAGE([Instances.B99:Instances.B99])" office:value-type="float" office:value="12.9304" calcext:value-type="float">
            <text:p>12.9304</text:p>
          </table:table-cell>
          <table:table-cell table:formula="of:=SUM([Instances.C99:Instances.C99])" office:value-type="float" office:value="0" calcext:value-type="float">
            <text:p>0</text:p>
          </table:table-cell>
          <table:table-cell table:formula="of:=MIN([.$B99])" office:value-type="float" office:value="12.9304" calcext:value-type="float">
            <text:p>12.9304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12.9304" calcext:value-type="float">
            <text:p>12.9304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12.9304" calcext:value-type="float">
            <text:p>12.9304</text:p>
          </table:table-cell>
          <table:table-cell table:formula="of:=MAX([.$C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89/less_weight</text:p>
          </table:table-cell>
          <table:table-cell table:formula="of:=AVERAGE([Instances.B100:Instances.B100])" office:value-type="float" office:value="300" calcext:value-type="float">
            <text:p>300</text:p>
          </table:table-cell>
          <table:table-cell table:formula="of:=SUM([Instances.C100:Instances.C100])"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89/poset</text:p>
          </table:table-cell>
          <table:table-cell table:formula="of:=AVERAGE([Instances.B101:Instances.B101])" office:value-type="float" office:value="300" calcext:value-type="float">
            <text:p>300</text:p>
          </table:table-cell>
          <table:table-cell table:formula="of:=SUM([Instances.C101:Instances.C101])"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3/aso</text:p>
          </table:table-cell>
          <table:table-cell table:formula="of:=AVERAGE([Instances.B102:Instances.B102])" office:value-type="float" office:value="8.68935" calcext:value-type="float">
            <text:p>8.68935</text:p>
          </table:table-cell>
          <table:table-cell table:formula="of:=SUM([Instances.C102:Instances.C102])" office:value-type="float" office:value="0" calcext:value-type="float">
            <text:p>0</text:p>
          </table:table-cell>
          <table:table-cell table:formula="of:=MIN([.$B102])" office:value-type="float" office:value="8.68935" calcext:value-type="float">
            <text:p>8.68935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8.68935" calcext:value-type="float">
            <text:p>8.68935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8.68935" calcext:value-type="float">
            <text:p>8.68935</text:p>
          </table:table-cell>
          <table:table-cell table:formula="of:=MAX([.$C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93/less_weight</text:p>
          </table:table-cell>
          <table:table-cell table:formula="of:=AVERAGE([Instances.B103:Instances.B103])" office:value-type="float" office:value="300" calcext:value-type="float">
            <text:p>300</text:p>
          </table:table-cell>
          <table:table-cell table:formula="of:=SUM([Instances.C103:Instances.C103])"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3/poset</text:p>
          </table:table-cell>
          <table:table-cell table:formula="of:=AVERAGE([Instances.B104:Instances.B104])" office:value-type="float" office:value="300" calcext:value-type="float">
            <text:p>300</text:p>
          </table:table-cell>
          <table:table-cell table:formula="of:=SUM([Instances.C104:Instances.C104])"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6/aso</text:p>
          </table:table-cell>
          <table:table-cell table:formula="of:=AVERAGE([Instances.B105:Instances.B105])" office:value-type="float" office:value="15.2806" calcext:value-type="float">
            <text:p>15.2806</text:p>
          </table:table-cell>
          <table:table-cell table:formula="of:=SUM([Instances.C105:Instances.C105])" office:value-type="float" office:value="0" calcext:value-type="float">
            <text:p>0</text:p>
          </table:table-cell>
          <table:table-cell table:formula="of:=MIN([.$B105])" office:value-type="float" office:value="15.2806" calcext:value-type="float">
            <text:p>15.2806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15.2806" calcext:value-type="float">
            <text:p>15.2806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15.2806" calcext:value-type="float">
            <text:p>15.2806</text:p>
          </table:table-cell>
          <table:table-cell table:formula="of:=MAX([.$C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196/less_weight</text:p>
          </table:table-cell>
          <table:table-cell table:formula="of:=AVERAGE([Instances.B106:Instances.B106])" office:value-type="float" office:value="300" calcext:value-type="float">
            <text:p>300</text:p>
          </table:table-cell>
          <table:table-cell table:formula="of:=SUM([Instances.C106:Instances.C106])"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196/poset</text:p>
          </table:table-cell>
          <table:table-cell table:formula="of:=AVERAGE([Instances.B107:Instances.B107])" office:value-type="float" office:value="300" calcext:value-type="float">
            <text:p>300</text:p>
          </table:table-cell>
          <table:table-cell table:formula="of:=SUM([Instances.C107:Instances.C107])"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aso</text:p>
          </table:table-cell>
          <table:table-cell table:formula="of:=AVERAGE([Instances.B108:Instances.B108])" office:value-type="float" office:value="10.8327" calcext:value-type="float">
            <text:p>10.8327</text:p>
          </table:table-cell>
          <table:table-cell table:formula="of:=SUM([Instances.C108:Instances.C108])" office:value-type="float" office:value="0" calcext:value-type="float">
            <text:p>0</text:p>
          </table:table-cell>
          <table:table-cell table:formula="of:=MIN([.$B108])" office:value-type="float" office:value="10.8327" calcext:value-type="float">
            <text:p>10.8327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10.8327" calcext:value-type="float">
            <text:p>10.8327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10.8327" calcext:value-type="float">
            <text:p>10.8327</text:p>
          </table:table-cell>
          <table:table-cell table:formula="of:=MAX([.$C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/less_weight</text:p>
          </table:table-cell>
          <table:table-cell table:formula="of:=AVERAGE([Instances.B109:Instances.B109])" office:value-type="float" office:value="300" calcext:value-type="float">
            <text:p>300</text:p>
          </table:table-cell>
          <table:table-cell table:formula="of:=SUM([Instances.C109:Instances.C109])"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/poset</text:p>
          </table:table-cell>
          <table:table-cell table:formula="of:=AVERAGE([Instances.B110:Instances.B110])" office:value-type="float" office:value="300" calcext:value-type="float">
            <text:p>300</text:p>
          </table:table-cell>
          <table:table-cell table:formula="of:=SUM([Instances.C110:Instances.C110])"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aso</text:p>
          </table:table-cell>
          <table:table-cell table:formula="of:=AVERAGE([Instances.B111:Instances.B111])" office:value-type="float" office:value="10.2277" calcext:value-type="float">
            <text:p>10.2277</text:p>
          </table:table-cell>
          <table:table-cell table:formula="of:=SUM([Instances.C111:Instances.C111])" office:value-type="float" office:value="0" calcext:value-type="float">
            <text:p>0</text:p>
          </table:table-cell>
          <table:table-cell table:formula="of:=MIN([.$B111])" office:value-type="float" office:value="10.2277" calcext:value-type="float">
            <text:p>10.2277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10.2277" calcext:value-type="float">
            <text:p>10.2277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10.2277" calcext:value-type="float">
            <text:p>10.2277</text:p>
          </table:table-cell>
          <table:table-cell table:formula="of:=MAX([.$C1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29/less_weight</text:p>
          </table:table-cell>
          <table:table-cell table:formula="of:=AVERAGE([Instances.B112:Instances.B112])" office:value-type="float" office:value="300" calcext:value-type="float">
            <text:p>300</text:p>
          </table:table-cell>
          <table:table-cell table:formula="of:=SUM([Instances.C112:Instances.C112])"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29/poset</text:p>
          </table:table-cell>
          <table:table-cell table:formula="of:=AVERAGE([Instances.B113:Instances.B113])" office:value-type="float" office:value="300" calcext:value-type="float">
            <text:p>300</text:p>
          </table:table-cell>
          <table:table-cell table:formula="of:=SUM([Instances.C113:Instances.C113])"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aso</text:p>
          </table:table-cell>
          <table:table-cell table:formula="of:=AVERAGE([Instances.B114:Instances.B114])" office:value-type="float" office:value="137.434" calcext:value-type="float">
            <text:p>137.434</text:p>
          </table:table-cell>
          <table:table-cell table:formula="of:=SUM([Instances.C114:Instances.C114])" office:value-type="float" office:value="0" calcext:value-type="float">
            <text:p>0</text:p>
          </table:table-cell>
          <table:table-cell table:formula="of:=MIN([.$B114])" office:value-type="float" office:value="137.434" calcext:value-type="float">
            <text:p>137.434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137.434" calcext:value-type="float">
            <text:p>137.434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137.434" calcext:value-type="float">
            <text:p>137.434</text:p>
          </table:table-cell>
          <table:table-cell table:formula="of:=MAX([.$C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4/less_weight</text:p>
          </table:table-cell>
          <table:table-cell table:formula="of:=AVERAGE([Instances.B115:Instances.B115])" office:value-type="float" office:value="300" calcext:value-type="float">
            <text:p>300</text:p>
          </table:table-cell>
          <table:table-cell table:formula="of:=SUM([Instances.C115:Instances.C115])"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4/poset</text:p>
          </table:table-cell>
          <table:table-cell table:formula="of:=AVERAGE([Instances.B116:Instances.B116])" office:value-type="float" office:value="300" calcext:value-type="float">
            <text:p>300</text:p>
          </table:table-cell>
          <table:table-cell table:formula="of:=SUM([Instances.C116:Instances.C116])"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aso</text:p>
          </table:table-cell>
          <table:table-cell table:formula="of:=AVERAGE([Instances.B117:Instances.B117])" office:value-type="float" office:value="9.10489" calcext:value-type="float">
            <text:p>9.10489</text:p>
          </table:table-cell>
          <table:table-cell table:formula="of:=SUM([Instances.C117:Instances.C117])" office:value-type="float" office:value="0" calcext:value-type="float">
            <text:p>0</text:p>
          </table:table-cell>
          <table:table-cell table:formula="of:=MIN([.$B117])" office:value-type="float" office:value="9.10489" calcext:value-type="float">
            <text:p>9.10489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9.10489" calcext:value-type="float">
            <text:p>9.10489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9.10489" calcext:value-type="float">
            <text:p>9.10489</text:p>
          </table:table-cell>
          <table:table-cell table:formula="of:=MAX([.$C1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37/less_weight</text:p>
          </table:table-cell>
          <table:table-cell table:formula="of:=AVERAGE([Instances.B118:Instances.B118])" office:value-type="float" office:value="300" calcext:value-type="float">
            <text:p>300</text:p>
          </table:table-cell>
          <table:table-cell table:formula="of:=SUM([Instances.C118:Instances.C118])"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37/poset</text:p>
          </table:table-cell>
          <table:table-cell table:formula="of:=AVERAGE([Instances.B119:Instances.B119])" office:value-type="float" office:value="300" calcext:value-type="float">
            <text:p>300</text:p>
          </table:table-cell>
          <table:table-cell table:formula="of:=SUM([Instances.C119:Instances.C119])"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aso</text:p>
          </table:table-cell>
          <table:table-cell table:formula="of:=AVERAGE([Instances.B120:Instances.B120])" office:value-type="float" office:value="15.2608" calcext:value-type="float">
            <text:p>15.2608</text:p>
          </table:table-cell>
          <table:table-cell table:formula="of:=SUM([Instances.C120:Instances.C120])" office:value-type="float" office:value="0" calcext:value-type="float">
            <text:p>0</text:p>
          </table:table-cell>
          <table:table-cell table:formula="of:=MIN([.$B120])" office:value-type="float" office:value="15.2608" calcext:value-type="float">
            <text:p>15.2608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5.2608" calcext:value-type="float">
            <text:p>15.2608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5.2608" calcext:value-type="float">
            <text:p>15.2608</text:p>
          </table:table-cell>
          <table:table-cell table:formula="of:=MAX([.$C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/less_weight</text:p>
          </table:table-cell>
          <table:table-cell table:formula="of:=AVERAGE([Instances.B121:Instances.B121])" office:value-type="float" office:value="300" calcext:value-type="float">
            <text:p>300</text:p>
          </table:table-cell>
          <table:table-cell table:formula="of:=SUM([Instances.C121:Instances.C121])"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/poset</text:p>
          </table:table-cell>
          <table:table-cell table:formula="of:=AVERAGE([Instances.B122:Instances.B122])" office:value-type="float" office:value="300" calcext:value-type="float">
            <text:p>300</text:p>
          </table:table-cell>
          <table:table-cell table:formula="of:=SUM([Instances.C122:Instances.C122])"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aso</text:p>
          </table:table-cell>
          <table:table-cell table:formula="of:=AVERAGE([Instances.B123:Instances.B123])" office:value-type="float" office:value="13.6376" calcext:value-type="float">
            <text:p>13.6376</text:p>
          </table:table-cell>
          <table:table-cell table:formula="of:=SUM([Instances.C123:Instances.C123])" office:value-type="float" office:value="0" calcext:value-type="float">
            <text:p>0</text:p>
          </table:table-cell>
          <table:table-cell table:formula="of:=MIN([.$B123])" office:value-type="float" office:value="13.6376" calcext:value-type="float">
            <text:p>13.6376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13.6376" calcext:value-type="float">
            <text:p>13.6376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13.6376" calcext:value-type="float">
            <text:p>13.6376</text:p>
          </table:table-cell>
          <table:table-cell table:formula="of:=MAX([.$C1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4/less_weight</text:p>
          </table:table-cell>
          <table:table-cell table:formula="of:=AVERAGE([Instances.B124:Instances.B124])" office:value-type="float" office:value="300" calcext:value-type="float">
            <text:p>300</text:p>
          </table:table-cell>
          <table:table-cell table:formula="of:=SUM([Instances.C124:Instances.C124])"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4/poset</text:p>
          </table:table-cell>
          <table:table-cell table:formula="of:=AVERAGE([Instances.B125:Instances.B125])" office:value-type="float" office:value="300" calcext:value-type="float">
            <text:p>300</text:p>
          </table:table-cell>
          <table:table-cell table:formula="of:=SUM([Instances.C125:Instances.C125])"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aso</text:p>
          </table:table-cell>
          <table:table-cell table:formula="of:=AVERAGE([Instances.B126:Instances.B126])" office:value-type="float" office:value="13.8017" calcext:value-type="float">
            <text:p>13.8017</text:p>
          </table:table-cell>
          <table:table-cell table:formula="of:=SUM([Instances.C126:Instances.C126])" office:value-type="float" office:value="0" calcext:value-type="float">
            <text:p>0</text:p>
          </table:table-cell>
          <table:table-cell table:formula="of:=MIN([.$B126])" office:value-type="float" office:value="13.8017" calcext:value-type="float">
            <text:p>13.8017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13.8017" calcext:value-type="float">
            <text:p>13.8017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13.8017" calcext:value-type="float">
            <text:p>13.8017</text:p>
          </table:table-cell>
          <table:table-cell table:formula="of:=MAX([.$C1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46/less_weight</text:p>
          </table:table-cell>
          <table:table-cell table:formula="of:=AVERAGE([Instances.B127:Instances.B127])" office:value-type="float" office:value="300" calcext:value-type="float">
            <text:p>300</text:p>
          </table:table-cell>
          <table:table-cell table:formula="of:=SUM([Instances.C127:Instances.C127])"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46/poset</text:p>
          </table:table-cell>
          <table:table-cell table:formula="of:=AVERAGE([Instances.B128:Instances.B128])" office:value-type="float" office:value="300" calcext:value-type="float">
            <text:p>300</text:p>
          </table:table-cell>
          <table:table-cell table:formula="of:=SUM([Instances.C128:Instances.C128])"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1/aso</text:p>
          </table:table-cell>
          <table:table-cell table:formula="of:=AVERAGE([Instances.B129:Instances.B129])" office:value-type="float" office:value="14.8188" calcext:value-type="float">
            <text:p>14.8188</text:p>
          </table:table-cell>
          <table:table-cell table:formula="of:=SUM([Instances.C129:Instances.C129])" office:value-type="float" office:value="0" calcext:value-type="float">
            <text:p>0</text:p>
          </table:table-cell>
          <table:table-cell table:formula="of:=MIN([.$B129])" office:value-type="float" office:value="14.8188" calcext:value-type="float">
            <text:p>14.8188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14.8188" calcext:value-type="float">
            <text:p>14.8188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14.8188" calcext:value-type="float">
            <text:p>14.8188</text:p>
          </table:table-cell>
          <table:table-cell table:formula="of:=MAX([.$C1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1/less_weight</text:p>
          </table:table-cell>
          <table:table-cell table:formula="of:=AVERAGE([Instances.B130:Instances.B130])" office:value-type="float" office:value="300" calcext:value-type="float">
            <text:p>300</text:p>
          </table:table-cell>
          <table:table-cell table:formula="of:=SUM([Instances.C130:Instances.C130])"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1/poset</text:p>
          </table:table-cell>
          <table:table-cell table:formula="of:=AVERAGE([Instances.B131:Instances.B131])" office:value-type="float" office:value="300" calcext:value-type="float">
            <text:p>300</text:p>
          </table:table-cell>
          <table:table-cell table:formula="of:=SUM([Instances.C131:Instances.C131])"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aso</text:p>
          </table:table-cell>
          <table:table-cell table:formula="of:=AVERAGE([Instances.B132:Instances.B132])" office:value-type="float" office:value="79.3139" calcext:value-type="float">
            <text:p>79.3139</text:p>
          </table:table-cell>
          <table:table-cell table:formula="of:=SUM([Instances.C132:Instances.C132])" office:value-type="float" office:value="0" calcext:value-type="float">
            <text:p>0</text:p>
          </table:table-cell>
          <table:table-cell table:formula="of:=MIN([.$B132])" office:value-type="float" office:value="79.3139" calcext:value-type="float">
            <text:p>79.3139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79.3139" calcext:value-type="float">
            <text:p>79.3139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79.3139" calcext:value-type="float">
            <text:p>79.3139</text:p>
          </table:table-cell>
          <table:table-cell table:formula="of:=MAX([.$C1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53/less_weight</text:p>
          </table:table-cell>
          <table:table-cell table:formula="of:=AVERAGE([Instances.B133:Instances.B133])" office:value-type="float" office:value="300" calcext:value-type="float">
            <text:p>300</text:p>
          </table:table-cell>
          <table:table-cell table:formula="of:=SUM([Instances.C133:Instances.C133])"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53/poset</text:p>
          </table:table-cell>
          <table:table-cell table:formula="of:=AVERAGE([Instances.B134:Instances.B134])" office:value-type="float" office:value="300" calcext:value-type="float">
            <text:p>300</text:p>
          </table:table-cell>
          <table:table-cell table:formula="of:=SUM([Instances.C134:Instances.C134])"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aso</text:p>
          </table:table-cell>
          <table:table-cell table:formula="of:=AVERAGE([Instances.B135:Instances.B135])" office:value-type="float" office:value="10.2764" calcext:value-type="float">
            <text:p>10.2764</text:p>
          </table:table-cell>
          <table:table-cell table:formula="of:=SUM([Instances.C135:Instances.C135])" office:value-type="float" office:value="0" calcext:value-type="float">
            <text:p>0</text:p>
          </table:table-cell>
          <table:table-cell table:formula="of:=MIN([.$B135])" office:value-type="float" office:value="10.2764" calcext:value-type="float">
            <text:p>10.2764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10.2764" calcext:value-type="float">
            <text:p>10.2764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10.2764" calcext:value-type="float">
            <text:p>10.2764</text:p>
          </table:table-cell>
          <table:table-cell table:formula="of:=MAX([.$C1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/less_weight</text:p>
          </table:table-cell>
          <table:table-cell table:formula="of:=AVERAGE([Instances.B136:Instances.B136])" office:value-type="float" office:value="300" calcext:value-type="float">
            <text:p>300</text:p>
          </table:table-cell>
          <table:table-cell table:formula="of:=SUM([Instances.C136:Instances.C136])"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/poset</text:p>
          </table:table-cell>
          <table:table-cell table:formula="of:=AVERAGE([Instances.B137:Instances.B137])" office:value-type="float" office:value="300" calcext:value-type="float">
            <text:p>300</text:p>
          </table:table-cell>
          <table:table-cell table:formula="of:=SUM([Instances.C137:Instances.C137])"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3/aso</text:p>
          </table:table-cell>
          <table:table-cell table:formula="of:=AVERAGE([Instances.B138:Instances.B138])" office:value-type="float" office:value="14.0392" calcext:value-type="float">
            <text:p>14.0392</text:p>
          </table:table-cell>
          <table:table-cell table:formula="of:=SUM([Instances.C138:Instances.C138])" office:value-type="float" office:value="0" calcext:value-type="float">
            <text:p>0</text:p>
          </table:table-cell>
          <table:table-cell table:formula="of:=MIN([.$B138])" office:value-type="float" office:value="14.0392" calcext:value-type="float">
            <text:p>14.0392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14.0392" calcext:value-type="float">
            <text:p>14.0392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14.0392" calcext:value-type="float">
            <text:p>14.0392</text:p>
          </table:table-cell>
          <table:table-cell table:formula="of:=MAX([.$C1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3/less_weight</text:p>
          </table:table-cell>
          <table:table-cell table:formula="of:=AVERAGE([Instances.B139:Instances.B139])" office:value-type="float" office:value="300" calcext:value-type="float">
            <text:p>300</text:p>
          </table:table-cell>
          <table:table-cell table:formula="of:=SUM([Instances.C139:Instances.C139])"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3/poset</text:p>
          </table:table-cell>
          <table:table-cell table:formula="of:=AVERAGE([Instances.B140:Instances.B140])" office:value-type="float" office:value="300" calcext:value-type="float">
            <text:p>300</text:p>
          </table:table-cell>
          <table:table-cell table:formula="of:=SUM([Instances.C140:Instances.C140])"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4/aso</text:p>
          </table:table-cell>
          <table:table-cell table:formula="of:=AVERAGE([Instances.B141:Instances.B141])" office:value-type="float" office:value="14.9761" calcext:value-type="float">
            <text:p>14.9761</text:p>
          </table:table-cell>
          <table:table-cell table:formula="of:=SUM([Instances.C141:Instances.C141])" office:value-type="float" office:value="0" calcext:value-type="float">
            <text:p>0</text:p>
          </table:table-cell>
          <table:table-cell table:formula="of:=MIN([.$B141])" office:value-type="float" office:value="14.9761" calcext:value-type="float">
            <text:p>14.9761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4.9761" calcext:value-type="float">
            <text:p>14.9761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4.9761" calcext:value-type="float">
            <text:p>14.9761</text:p>
          </table:table-cell>
          <table:table-cell table:formula="of:=MAX([.$C1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4/less_weight</text:p>
          </table:table-cell>
          <table:table-cell table:formula="of:=AVERAGE([Instances.B142:Instances.B142])" office:value-type="float" office:value="300" calcext:value-type="float">
            <text:p>300</text:p>
          </table:table-cell>
          <table:table-cell table:formula="of:=SUM([Instances.C142:Instances.C142])"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4/poset</text:p>
          </table:table-cell>
          <table:table-cell table:formula="of:=AVERAGE([Instances.B143:Instances.B143])" office:value-type="float" office:value="300" calcext:value-type="float">
            <text:p>300</text:p>
          </table:table-cell>
          <table:table-cell table:formula="of:=SUM([Instances.C143:Instances.C143])"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6/aso</text:p>
          </table:table-cell>
          <table:table-cell table:formula="of:=AVERAGE([Instances.B144:Instances.B144])" office:value-type="float" office:value="17.9849" calcext:value-type="float">
            <text:p>17.9849</text:p>
          </table:table-cell>
          <table:table-cell table:formula="of:=SUM([Instances.C144:Instances.C144])" office:value-type="float" office:value="0" calcext:value-type="float">
            <text:p>0</text:p>
          </table:table-cell>
          <table:table-cell table:formula="of:=MIN([.$B144])" office:value-type="float" office:value="17.9849" calcext:value-type="float">
            <text:p>17.9849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17.9849" calcext:value-type="float">
            <text:p>17.9849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17.9849" calcext:value-type="float">
            <text:p>17.9849</text:p>
          </table:table-cell>
          <table:table-cell table:formula="of:=MAX([.$C1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66/less_weight</text:p>
          </table:table-cell>
          <table:table-cell table:formula="of:=AVERAGE([Instances.B145:Instances.B145])" office:value-type="float" office:value="300" calcext:value-type="float">
            <text:p>300</text:p>
          </table:table-cell>
          <table:table-cell table:formula="of:=SUM([Instances.C145:Instances.C145])"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66/poset</text:p>
          </table:table-cell>
          <table:table-cell table:formula="of:=AVERAGE([Instances.B146:Instances.B146])" office:value-type="float" office:value="300" calcext:value-type="float">
            <text:p>300</text:p>
          </table:table-cell>
          <table:table-cell table:formula="of:=SUM([Instances.C146:Instances.C146])"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4/aso</text:p>
          </table:table-cell>
          <table:table-cell table:formula="of:=AVERAGE([Instances.B147:Instances.B147])" office:value-type="float" office:value="24.1413" calcext:value-type="float">
            <text:p>24.1413</text:p>
          </table:table-cell>
          <table:table-cell table:formula="of:=SUM([Instances.C147:Instances.C147])" office:value-type="float" office:value="0" calcext:value-type="float">
            <text:p>0</text:p>
          </table:table-cell>
          <table:table-cell table:formula="of:=MIN([.$B147])" office:value-type="float" office:value="24.1413" calcext:value-type="float">
            <text:p>24.1413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24.1413" calcext:value-type="float">
            <text:p>24.1413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24.1413" calcext:value-type="float">
            <text:p>24.1413</text:p>
          </table:table-cell>
          <table:table-cell table:formula="of:=MAX([.$C1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74/less_weight</text:p>
          </table:table-cell>
          <table:table-cell table:formula="of:=AVERAGE([Instances.B148:Instances.B148])" office:value-type="float" office:value="300" calcext:value-type="float">
            <text:p>300</text:p>
          </table:table-cell>
          <table:table-cell table:formula="of:=SUM([Instances.C148:Instances.C148])"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4/poset</text:p>
          </table:table-cell>
          <table:table-cell table:formula="of:=AVERAGE([Instances.B149:Instances.B149])" office:value-type="float" office:value="300" calcext:value-type="float">
            <text:p>300</text:p>
          </table:table-cell>
          <table:table-cell table:formula="of:=SUM([Instances.C149:Instances.C149])"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6/aso</text:p>
          </table:table-cell>
          <table:table-cell table:formula="of:=AVERAGE([Instances.B150:Instances.B150])" office:value-type="float" office:value="81.3316" calcext:value-type="float">
            <text:p>81.3316</text:p>
          </table:table-cell>
          <table:table-cell table:formula="of:=SUM([Instances.C150:Instances.C150])" office:value-type="float" office:value="0" calcext:value-type="float">
            <text:p>0</text:p>
          </table:table-cell>
          <table:table-cell table:formula="of:=MIN([.$B150])" office:value-type="float" office:value="81.3316" calcext:value-type="float">
            <text:p>81.3316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81.3316" calcext:value-type="float">
            <text:p>81.3316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81.3316" calcext:value-type="float">
            <text:p>81.3316</text:p>
          </table:table-cell>
          <table:table-cell table:formula="of:=MAX([.$C1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76/less_weight</text:p>
          </table:table-cell>
          <table:table-cell table:formula="of:=AVERAGE([Instances.B151:Instances.B151])" office:value-type="float" office:value="300" calcext:value-type="float">
            <text:p>300</text:p>
          </table:table-cell>
          <table:table-cell table:formula="of:=SUM([Instances.C151:Instances.C151])"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6/poset</text:p>
          </table:table-cell>
          <table:table-cell table:formula="of:=AVERAGE([Instances.B152:Instances.B152])" office:value-type="float" office:value="300" calcext:value-type="float">
            <text:p>300</text:p>
          </table:table-cell>
          <table:table-cell table:formula="of:=SUM([Instances.C152:Instances.C152])"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8/aso</text:p>
          </table:table-cell>
          <table:table-cell table:formula="of:=AVERAGE([Instances.B153:Instances.B153])" office:value-type="float" office:value="24.3481" calcext:value-type="float">
            <text:p>24.3481</text:p>
          </table:table-cell>
          <table:table-cell table:formula="of:=SUM([Instances.C153:Instances.C153])" office:value-type="float" office:value="0" calcext:value-type="float">
            <text:p>0</text:p>
          </table:table-cell>
          <table:table-cell table:formula="of:=MIN([.$B153])" office:value-type="float" office:value="24.3481" calcext:value-type="float">
            <text:p>24.3481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24.3481" calcext:value-type="float">
            <text:p>24.3481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24.3481" calcext:value-type="float">
            <text:p>24.3481</text:p>
          </table:table-cell>
          <table:table-cell table:formula="of:=MAX([.$C1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78/less_weight</text:p>
          </table:table-cell>
          <table:table-cell table:formula="of:=AVERAGE([Instances.B154:Instances.B154])" office:value-type="float" office:value="300" calcext:value-type="float">
            <text:p>300</text:p>
          </table:table-cell>
          <table:table-cell table:formula="of:=SUM([Instances.C154:Instances.C154])"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78/poset</text:p>
          </table:table-cell>
          <table:table-cell table:formula="of:=AVERAGE([Instances.B155:Instances.B155])" office:value-type="float" office:value="300" calcext:value-type="float">
            <text:p>300</text:p>
          </table:table-cell>
          <table:table-cell table:formula="of:=SUM([Instances.C155:Instances.C155])"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aso</text:p>
          </table:table-cell>
          <table:table-cell table:formula="of:=AVERAGE([Instances.B156:Instances.B156])" office:value-type="float" office:value="300" calcext:value-type="float">
            <text:p>300</text:p>
          </table:table-cell>
          <table:table-cell table:formula="of:=SUM([Instances.C156:Instances.C156])" office:value-type="float" office:value="1" calcext:value-type="float">
            <text:p>1</text:p>
          </table:table-cell>
          <table:table-cell table:formula="of:=MIN([.$B156])" office:value-type="float" office:value="300" calcext:value-type="float">
            <text:p>300</text:p>
          </table:table-cell>
          <table:table-cell table:formula="of:=MIN([.$C156])" office:value-type="float" office:value="1" calcext:value-type="float">
            <text:p>1</text:p>
          </table:table-cell>
          <table:table-cell table:formula="of:=MEDIAN([.$B156])" office:value-type="float" office:value="300" calcext:value-type="float">
            <text:p>300</text:p>
          </table:table-cell>
          <table:table-cell table:formula="of:=MEDIAN([.$C156])" office:value-type="float" office:value="1" calcext:value-type="float">
            <text:p>1</text:p>
          </table:table-cell>
          <table:table-cell table:formula="of:=MAX([.$B156])" office:value-type="float" office:value="300" calcext:value-type="float">
            <text:p>300</text:p>
          </table:table-cell>
          <table:table-cell table:formula="of:=MAX([.$C1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less_weight</text:p>
          </table:table-cell>
          <table:table-cell table:formula="of:=AVERAGE([Instances.B157:Instances.B157])" office:value-type="float" office:value="300" calcext:value-type="float">
            <text:p>300</text:p>
          </table:table-cell>
          <table:table-cell table:formula="of:=SUM([Instances.C157:Instances.C157])"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/poset</text:p>
          </table:table-cell>
          <table:table-cell table:formula="of:=AVERAGE([Instances.B158:Instances.B158])" office:value-type="float" office:value="300" calcext:value-type="float">
            <text:p>300</text:p>
          </table:table-cell>
          <table:table-cell table:formula="of:=SUM([Instances.C158:Instances.C158])"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0/aso</text:p>
          </table:table-cell>
          <table:table-cell table:formula="of:=AVERAGE([Instances.B159:Instances.B159])" office:value-type="float" office:value="10.717" calcext:value-type="float">
            <text:p>10.717</text:p>
          </table:table-cell>
          <table:table-cell table:formula="of:=SUM([Instances.C159:Instances.C159])" office:value-type="float" office:value="0" calcext:value-type="float">
            <text:p>0</text:p>
          </table:table-cell>
          <table:table-cell table:formula="of:=MIN([.$B159])" office:value-type="float" office:value="10.717" calcext:value-type="float">
            <text:p>10.717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10.717" calcext:value-type="float">
            <text:p>10.717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10.717" calcext:value-type="float">
            <text:p>10.717</text:p>
          </table:table-cell>
          <table:table-cell table:formula="of:=MAX([.$C1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80/less_weight</text:p>
          </table:table-cell>
          <table:table-cell table:formula="of:=AVERAGE([Instances.B160:Instances.B160])" office:value-type="float" office:value="300" calcext:value-type="float">
            <text:p>300</text:p>
          </table:table-cell>
          <table:table-cell table:formula="of:=SUM([Instances.C160:Instances.C160])"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0/poset</text:p>
          </table:table-cell>
          <table:table-cell table:formula="of:=AVERAGE([Instances.B161:Instances.B161])" office:value-type="float" office:value="300" calcext:value-type="float">
            <text:p>300</text:p>
          </table:table-cell>
          <table:table-cell table:formula="of:=SUM([Instances.C161:Instances.C161])"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9/aso</text:p>
          </table:table-cell>
          <table:table-cell table:formula="of:=AVERAGE([Instances.B162:Instances.B162])" office:value-type="float" office:value="300" calcext:value-type="float">
            <text:p>300</text:p>
          </table:table-cell>
          <table:table-cell table:formula="of:=SUM([Instances.C162:Instances.C162])" office:value-type="float" office:value="1" calcext:value-type="float">
            <text:p>1</text:p>
          </table:table-cell>
          <table:table-cell table:formula="of:=MIN([.$B162])" office:value-type="float" office:value="300" calcext:value-type="float">
            <text:p>300</text:p>
          </table:table-cell>
          <table:table-cell table:formula="of:=MIN([.$C162])" office:value-type="float" office:value="1" calcext:value-type="float">
            <text:p>1</text:p>
          </table:table-cell>
          <table:table-cell table:formula="of:=MEDIAN([.$B162])" office:value-type="float" office:value="300" calcext:value-type="float">
            <text:p>300</text:p>
          </table:table-cell>
          <table:table-cell table:formula="of:=MEDIAN([.$C162])" office:value-type="float" office:value="1" calcext:value-type="float">
            <text:p>1</text:p>
          </table:table-cell>
          <table:table-cell table:formula="of:=MAX([.$B162])" office:value-type="float" office:value="300" calcext:value-type="float">
            <text:p>300</text:p>
          </table:table-cell>
          <table:table-cell table:formula="of:=MAX([.$C16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9/less_weight</text:p>
          </table:table-cell>
          <table:table-cell table:formula="of:=AVERAGE([Instances.B163:Instances.B163])" office:value-type="float" office:value="300" calcext:value-type="float">
            <text:p>300</text:p>
          </table:table-cell>
          <table:table-cell table:formula="of:=SUM([Instances.C163:Instances.C163])"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89/poset</text:p>
          </table:table-cell>
          <table:table-cell table:formula="of:=AVERAGE([Instances.B164:Instances.B164])" office:value-type="float" office:value="300" calcext:value-type="float">
            <text:p>300</text:p>
          </table:table-cell>
          <table:table-cell table:formula="of:=SUM([Instances.C164:Instances.C164])"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aso</text:p>
          </table:table-cell>
          <table:table-cell table:formula="of:=AVERAGE([Instances.B165:Instances.B165])" office:value-type="float" office:value="15.0628" calcext:value-type="float">
            <text:p>15.0628</text:p>
          </table:table-cell>
          <table:table-cell table:formula="of:=SUM([Instances.C165:Instances.C165])" office:value-type="float" office:value="0" calcext:value-type="float">
            <text:p>0</text:p>
          </table:table-cell>
          <table:table-cell table:formula="of:=MIN([.$B165])" office:value-type="float" office:value="15.0628" calcext:value-type="float">
            <text:p>15.0628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15.0628" calcext:value-type="float">
            <text:p>15.0628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15.0628" calcext:value-type="float">
            <text:p>15.0628</text:p>
          </table:table-cell>
          <table:table-cell table:formula="of:=MAX([.$C1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/less_weight</text:p>
          </table:table-cell>
          <table:table-cell table:formula="of:=AVERAGE([Instances.B166:Instances.B166])" office:value-type="float" office:value="300" calcext:value-type="float">
            <text:p>300</text:p>
          </table:table-cell>
          <table:table-cell table:formula="of:=SUM([Instances.C166:Instances.C166])"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/poset</text:p>
          </table:table-cell>
          <table:table-cell table:formula="of:=AVERAGE([Instances.B167:Instances.B167])" office:value-type="float" office:value="300" calcext:value-type="float">
            <text:p>300</text:p>
          </table:table-cell>
          <table:table-cell table:formula="of:=SUM([Instances.C167:Instances.C167])"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0/aso</text:p>
          </table:table-cell>
          <table:table-cell table:formula="of:=AVERAGE([Instances.B168:Instances.B168])" office:value-type="float" office:value="25.284" calcext:value-type="float">
            <text:p>25.284</text:p>
          </table:table-cell>
          <table:table-cell table:formula="of:=SUM([Instances.C168:Instances.C168])" office:value-type="float" office:value="0" calcext:value-type="float">
            <text:p>0</text:p>
          </table:table-cell>
          <table:table-cell table:formula="of:=MIN([.$B168])" office:value-type="float" office:value="25.284" calcext:value-type="float">
            <text:p>25.284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25.284" calcext:value-type="float">
            <text:p>25.284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25.284" calcext:value-type="float">
            <text:p>25.284</text:p>
          </table:table-cell>
          <table:table-cell table:formula="of:=MAX([.$C1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0/less_weight</text:p>
          </table:table-cell>
          <table:table-cell table:formula="of:=AVERAGE([Instances.B169:Instances.B169])" office:value-type="float" office:value="300" calcext:value-type="float">
            <text:p>300</text:p>
          </table:table-cell>
          <table:table-cell table:formula="of:=SUM([Instances.C169:Instances.C169])"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0/poset</text:p>
          </table:table-cell>
          <table:table-cell table:formula="of:=AVERAGE([Instances.B170:Instances.B170])" office:value-type="float" office:value="300" calcext:value-type="float">
            <text:p>300</text:p>
          </table:table-cell>
          <table:table-cell table:formula="of:=SUM([Instances.C170:Instances.C170])"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2/aso</text:p>
          </table:table-cell>
          <table:table-cell table:formula="of:=AVERAGE([Instances.B171:Instances.B171])" office:value-type="float" office:value="13.1936" calcext:value-type="float">
            <text:p>13.1936</text:p>
          </table:table-cell>
          <table:table-cell table:formula="of:=SUM([Instances.C171:Instances.C171])" office:value-type="float" office:value="0" calcext:value-type="float">
            <text:p>0</text:p>
          </table:table-cell>
          <table:table-cell table:formula="of:=MIN([.$B171])" office:value-type="float" office:value="13.1936" calcext:value-type="float">
            <text:p>13.1936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13.1936" calcext:value-type="float">
            <text:p>13.1936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13.1936" calcext:value-type="float">
            <text:p>13.1936</text:p>
          </table:table-cell>
          <table:table-cell table:formula="of:=MAX([.$C1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2/less_weight</text:p>
          </table:table-cell>
          <table:table-cell table:formula="of:=AVERAGE([Instances.B172:Instances.B172])" office:value-type="float" office:value="300" calcext:value-type="float">
            <text:p>300</text:p>
          </table:table-cell>
          <table:table-cell table:formula="of:=SUM([Instances.C172:Instances.C172])"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2/poset</text:p>
          </table:table-cell>
          <table:table-cell table:formula="of:=AVERAGE([Instances.B173:Instances.B173])" office:value-type="float" office:value="300" calcext:value-type="float">
            <text:p>300</text:p>
          </table:table-cell>
          <table:table-cell table:formula="of:=SUM([Instances.C173:Instances.C173])"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6/aso</text:p>
          </table:table-cell>
          <table:table-cell table:formula="of:=AVERAGE([Instances.B174:Instances.B174])" office:value-type="float" office:value="12.6047" calcext:value-type="float">
            <text:p>12.6047</text:p>
          </table:table-cell>
          <table:table-cell table:formula="of:=SUM([Instances.C174:Instances.C174])" office:value-type="float" office:value="0" calcext:value-type="float">
            <text:p>0</text:p>
          </table:table-cell>
          <table:table-cell table:formula="of:=MIN([.$B174])" office:value-type="float" office:value="12.6047" calcext:value-type="float">
            <text:p>12.6047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12.6047" calcext:value-type="float">
            <text:p>12.6047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12.6047" calcext:value-type="float">
            <text:p>12.6047</text:p>
          </table:table-cell>
          <table:table-cell table:formula="of:=MAX([.$C1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6/less_weight</text:p>
          </table:table-cell>
          <table:table-cell table:formula="of:=AVERAGE([Instances.B175:Instances.B175])" office:value-type="float" office:value="300" calcext:value-type="float">
            <text:p>300</text:p>
          </table:table-cell>
          <table:table-cell table:formula="of:=SUM([Instances.C175:Instances.C175])"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6/poset</text:p>
          </table:table-cell>
          <table:table-cell table:formula="of:=AVERAGE([Instances.B176:Instances.B176])" office:value-type="float" office:value="300" calcext:value-type="float">
            <text:p>300</text:p>
          </table:table-cell>
          <table:table-cell table:formula="of:=SUM([Instances.C176:Instances.C176])"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9/aso</text:p>
          </table:table-cell>
          <table:table-cell table:formula="of:=AVERAGE([Instances.B177:Instances.B177])" office:value-type="float" office:value="75.6789" calcext:value-type="float">
            <text:p>75.6789</text:p>
          </table:table-cell>
          <table:table-cell table:formula="of:=SUM([Instances.C177:Instances.C177])" office:value-type="float" office:value="0" calcext:value-type="float">
            <text:p>0</text:p>
          </table:table-cell>
          <table:table-cell table:formula="of:=MIN([.$B177])" office:value-type="float" office:value="75.6789" calcext:value-type="float">
            <text:p>75.6789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75.6789" calcext:value-type="float">
            <text:p>75.6789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75.6789" calcext:value-type="float">
            <text:p>75.6789</text:p>
          </table:table-cell>
          <table:table-cell table:formula="of:=MAX([.$C1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ining/user99/less_weight</text:p>
          </table:table-cell>
          <table:table-cell table:formula="of:=AVERAGE([Instances.B178:Instances.B178])" office:value-type="float" office:value="300" calcext:value-type="float">
            <text:p>300</text:p>
          </table:table-cell>
          <table:table-cell table:formula="of:=SUM([Instances.C178:Instances.C178])"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/user99/poset</text:p>
          </table:table-cell>
          <table:table-cell table:formula="of:=AVERAGE([Instances.B179:Instances.B179])" office:value-type="float" office:value="300" calcext:value-type="float">
            <text:p>300</text:p>
          </table:table-cell>
          <table:table-cell table:formula="of:=SUM([Instances.C179:Instances.C179])"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79])" office:value-type="float" office:value="37460.43888" calcext:value-type="float">
            <text:p>37460.43888</text:p>
          </table:table-cell>
          <table:table-cell table:formula="of:=SUM([.C3:.C179])" office:value-type="float" office:value="120" calcext:value-type="float">
            <text:p>120</text:p>
          </table:table-cell>
          <table:table-cell table:formula="of:=SUM([.D3:.D179])" office:value-type="float" office:value="37460.43888" calcext:value-type="float">
            <text:p>37460.43888</text:p>
          </table:table-cell>
          <table:table-cell table:formula="of:=SUM([.E3:.E179])" office:value-type="float" office:value="120" calcext:value-type="float">
            <text:p>120</text:p>
          </table:table-cell>
          <table:table-cell table:formula="of:=SUM([.F3:.F179])" office:value-type="float" office:value="37460.43888" calcext:value-type="float">
            <text:p>37460.43888</text:p>
          </table:table-cell>
          <table:table-cell table:formula="of:=SUM([.G3:.G179])" office:value-type="float" office:value="120" calcext:value-type="float">
            <text:p>120</text:p>
          </table:table-cell>
          <table:table-cell table:formula="of:=SUM([.H3:.H179])" office:value-type="float" office:value="37460.43888" calcext:value-type="float">
            <text:p>37460.43888</text:p>
          </table:table-cell>
          <table:table-cell table:formula="of:=SUM([.I3:.I179])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79])" office:value-type="float" office:value="211.640897627119" calcext:value-type="float">
            <text:p>211.640897627119</text:p>
          </table:table-cell>
          <table:table-cell table:formula="of:=AVERAGE([.C3:.C179])" office:value-type="float" office:value="0.677966101694915" calcext:value-type="float">
            <text:p>0.677966101694915</text:p>
          </table:table-cell>
          <table:table-cell table:formula="of:=AVERAGE([.D3:.D179])" office:value-type="float" office:value="211.640897627119" calcext:value-type="float">
            <text:p>211.640897627119</text:p>
          </table:table-cell>
          <table:table-cell table:formula="of:=AVERAGE([.E3:.E179])" office:value-type="float" office:value="0.677966101694915" calcext:value-type="float">
            <text:p>0.677966101694915</text:p>
          </table:table-cell>
          <table:table-cell table:formula="of:=AVERAGE([.F3:.F179])" office:value-type="float" office:value="211.640897627119" calcext:value-type="float">
            <text:p>211.640897627119</text:p>
          </table:table-cell>
          <table:table-cell table:formula="of:=AVERAGE([.G3:.G179])" office:value-type="float" office:value="0.677966101694915" calcext:value-type="float">
            <text:p>0.677966101694915</text:p>
          </table:table-cell>
          <table:table-cell table:formula="of:=AVERAGE([.H3:.H179])" office:value-type="float" office:value="211.640897627119" calcext:value-type="float">
            <text:p>211.640897627119</text:p>
          </table:table-cell>
          <table:table-cell table:formula="of:=AVERAGE([.I3:.I179])" office:value-type="float" office:value="0.677966101694915" calcext:value-type="float">
            <text:p>0.677966101694915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79])" office:value-type="float" office:value="129.399229625019" calcext:value-type="float">
            <text:p>129.399229625019</text:p>
          </table:table-cell>
          <table:table-cell table:formula="of:=STDEV([.C3:.C179])" office:value-type="float" office:value="0.468581441188396" calcext:value-type="float">
            <text:p>0.468581441188396</text:p>
          </table:table-cell>
          <table:table-cell table:formula="of:=STDEV([.D3:.D179])" office:value-type="float" office:value="129.399229625019" calcext:value-type="float">
            <text:p>129.399229625019</text:p>
          </table:table-cell>
          <table:table-cell table:formula="of:=STDEV([.E3:.E179])" office:value-type="float" office:value="0.468581441188396" calcext:value-type="float">
            <text:p>0.468581441188396</text:p>
          </table:table-cell>
          <table:table-cell table:formula="of:=STDEV([.F3:.F179])" office:value-type="float" office:value="129.399229625019" calcext:value-type="float">
            <text:p>129.399229625019</text:p>
          </table:table-cell>
          <table:table-cell table:formula="of:=STDEV([.G3:.G179])" office:value-type="float" office:value="0.468581441188396" calcext:value-type="float">
            <text:p>0.468581441188396</text:p>
          </table:table-cell>
          <table:table-cell table:formula="of:=STDEV([.H3:.H179])" office:value-type="float" office:value="129.399229625019" calcext:value-type="float">
            <text:p>129.399229625019</text:p>
          </table:table-cell>
          <table:table-cell table:formula="of:=STDEV([.I3:.I179])" office:value-type="float" office:value="0.468581441188396" calcext:value-type="float">
            <text:p>0.468581441188396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79]-[.$D3:.$D179])^2)^0.5" office:value-type="float" office:value="0" calcext:value-type="float">
            <text:p>0</text:p>
          </table:table-cell>
          <table:table-cell table:number-matrix-columns-spanned="1" table:number-matrix-rows-spanned="1" table:formula="of:=SUM(([.C3:.C179]-[.$E3:.$E179])^2)^0.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79]=[.$D3:.$D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E3:.$E179])"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79]&l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lt;[.$G3:.$G17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79]&g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gt;[.$G3:.$G17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79]=[.$H3:.$H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I3:.$I179])" office:value-type="float" office:value="177" calcext:value-type="float">
            <text:p>1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4T18:50:46.615581559</dc:date>
    <meta:editing-duration>PT1H56M37S</meta:editing-duration>
    <meta:editing-cycles>3</meta:editing-cycles>
    <meta:generator>LibreOffice/7.3.7.2$Linux_X86_64 LibreOffice_project/30$Build-2</meta:generator>
    <meta:document-statistic meta:table-count="2" meta:cell-count="4016" meta:object-count="0"/>
  </office:meta>
</office:document-meta>
</file>